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text-properties officeooo:rsid="411190da" officeooo:paragraph-rsid="41182599"/>
    </style:style>
    <style:style style:name="P8" style:family="paragraph" style:parent-style-name="Text_20_body">
      <style:text-properties officeooo:rsid="41182599" officeooo:paragraph-rsid="41182599"/>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font-style="italic" officeooo:rsid="411ff11e" officeooo:paragraph-rsid="411ff11e" style:font-style-asian="italic" style:font-style-complex="italic"/>
    </style:style>
    <style:style style:name="P11" style:family="paragraph" style:parent-style-name="Text_20_body">
      <style:text-properties fo:font-style="italic" officeooo:rsid="411ff11e" officeooo:paragraph-rsid="414be7f6" style:font-style-asian="italic" style:font-style-complex="italic"/>
    </style:style>
    <style:style style:name="P12" style:family="paragraph" style:parent-style-name="Text_20_body">
      <style:text-properties fo:font-style="italic" officeooo:rsid="4129afed" officeooo:paragraph-rsid="4139bb92" style:font-style-asian="italic" style:font-style-complex="italic"/>
    </style:style>
    <style:style style:name="P13" style:family="paragraph" style:parent-style-name="Text_20_body">
      <style:text-properties fo:font-style="italic" officeooo:rsid="412d36c9" officeooo:paragraph-rsid="4139bb92" style:font-style-asian="italic" style:font-style-complex="italic"/>
    </style:style>
    <style:style style:name="P14" style:family="paragraph" style:parent-style-name="Text_20_body">
      <style:text-properties fo:font-style="italic" officeooo:rsid="41332f71" officeooo:paragraph-rsid="4139bb92" style:font-style-asian="italic" style:font-style-complex="italic"/>
    </style:style>
    <style:style style:name="P15" style:family="paragraph" style:parent-style-name="Text_20_body">
      <style:text-properties fo:font-style="italic" officeooo:rsid="4139bb92" officeooo:paragraph-rsid="4139bb92" style:font-style-asian="italic" style:font-style-complex="italic"/>
    </style:style>
    <style:style style:name="P16" style:family="paragraph" style:parent-style-name="Text_20_body">
      <style:text-properties fo:font-style="italic" officeooo:rsid="413b4157" officeooo:paragraph-rsid="413b4157" style:font-style-asian="italic" style:font-style-complex="italic"/>
    </style:style>
    <style:style style:name="P17" style:family="paragraph" style:parent-style-name="Text_20_body">
      <style:text-properties fo:font-style="italic" officeooo:rsid="413d8032" officeooo:paragraph-rsid="413d8032" style:font-style-asian="italic" style:font-style-complex="italic"/>
    </style:style>
    <style:style style:name="P18" style:family="paragraph" style:parent-style-name="Text_20_body">
      <style:text-properties fo:font-style="italic" officeooo:rsid="41405f4f" officeooo:paragraph-rsid="41405f4f" style:font-style-asian="italic" style:font-style-complex="italic"/>
    </style:style>
    <style:style style:name="P19" style:family="paragraph" style:parent-style-name="Text_20_body">
      <style:text-properties fo:font-style="italic" officeooo:rsid="4140ca62" officeooo:paragraph-rsid="4140ca62" style:font-style-asian="italic" style:font-style-complex="italic"/>
    </style:style>
    <style:style style:name="P20" style:family="paragraph" style:parent-style-name="Text_20_body">
      <style:text-properties fo:font-style="italic" officeooo:rsid="4141aadd" officeooo:paragraph-rsid="4141aadd" style:font-style-asian="italic" style:font-style-complex="italic"/>
    </style:style>
    <style:style style:name="P21" style:family="paragraph" style:parent-style-name="Text_20_body">
      <style:text-properties fo:font-style="italic" officeooo:rsid="41454494" officeooo:paragraph-rsid="41454494" style:font-style-asian="italic" style:font-style-complex="italic"/>
    </style:style>
    <style:style style:name="P22" style:family="paragraph" style:parent-style-name="Text_20_body">
      <style:text-properties fo:font-style="italic" officeooo:rsid="414f9b79" officeooo:paragraph-rsid="414f9b79" style:font-style-asian="italic" style:font-style-complex="italic"/>
    </style:style>
    <style:style style:name="P23" style:family="paragraph" style:parent-style-name="Text_20_body">
      <style:text-properties fo:font-style="italic" officeooo:rsid="414ab30a" officeooo:paragraph-rsid="41547e7d" style:font-style-asian="italic" style:font-style-complex="italic"/>
    </style:style>
    <style:style style:name="P24" style:family="paragraph" style:parent-style-name="Text_20_body">
      <style:text-properties fo:font-style="italic" officeooo:rsid="41557d3f" officeooo:paragraph-rsid="41557d3f" style:font-style-asian="italic" style:font-style-complex="italic"/>
    </style:style>
    <style:style style:name="P25" style:family="paragraph" style:parent-style-name="Text_20_body">
      <style:text-properties fo:font-style="italic" officeooo:rsid="419ac4c8" officeooo:paragraph-rsid="419ac4c8" style:font-style-asian="italic" style:font-style-complex="italic"/>
    </style:style>
    <style:style style:name="P26" style:family="paragraph" style:parent-style-name="Text_20_body">
      <style:text-properties officeooo:rsid="412b556e" officeooo:paragraph-rsid="4139bb92"/>
    </style:style>
    <style:style style:name="P27" style:family="paragraph" style:parent-style-name="Text_20_body">
      <style:text-properties officeooo:rsid="4141aadd" officeooo:paragraph-rsid="4141aadd"/>
    </style:style>
    <style:style style:name="P28" style:family="paragraph" style:parent-style-name="Text_20_body">
      <style:text-properties style:text-line-through-style="none" style:text-line-through-type="none" fo:font-style="italic" officeooo:rsid="4129afed" officeooo:paragraph-rsid="4129afed" style:language-asian="cs" style:country-asian="CZ" style:font-style-asian="italic" style:font-style-complex="italic"/>
    </style:style>
    <style:style style:name="P29" style:family="paragraph" style:parent-style-name="Text_20_body">
      <style:text-properties style:text-line-through-style="none" style:text-line-through-type="none" fo:font-style="italic" officeooo:rsid="4134b331" officeooo:paragraph-rsid="4134b331" style:language-asian="cs" style:country-asian="CZ" style:font-style-asian="italic" style:font-style-complex="italic"/>
    </style:style>
    <style:style style:name="P30" style:family="paragraph" style:parent-style-name="Text_20_body">
      <style:text-properties style:text-line-through-style="none" style:text-line-through-type="none" fo:font-style="italic" officeooo:rsid="413e9ed5" officeooo:paragraph-rsid="413e9ed5" style:language-asian="cs" style:country-asian="CZ" style:font-style-asian="italic" style:font-style-complex="italic"/>
    </style:style>
    <style:style style:name="P31" style:family="paragraph" style:parent-style-name="Text_20_body">
      <style:text-properties style:text-line-through-style="none" style:text-line-through-type="none" fo:font-style="italic" officeooo:rsid="41365d08" officeooo:paragraph-rsid="41365d08" style:language-asian="cs" style:country-asian="CZ" style:font-style-asian="italic" style:font-style-complex="italic"/>
    </style:style>
    <style:style style:name="P32" style:family="paragraph" style:parent-style-name="Text_20_body">
      <style:text-properties style:text-line-through-style="none" style:text-line-through-type="none" fo:font-style="italic" officeooo:rsid="412b556e" officeooo:paragraph-rsid="4139bb92" style:language-asian="cs" style:country-asian="CZ" style:font-style-asian="italic" style:font-style-complex="italic"/>
    </style:style>
    <style:style style:name="P33" style:family="paragraph" style:parent-style-name="Text_20_body">
      <style:text-properties style:text-line-through-style="none" style:text-line-through-type="none" fo:font-style="italic" officeooo:rsid="4139bb92" officeooo:paragraph-rsid="4139bb92" style:language-asian="cs" style:country-asian="CZ" style:font-style-asian="italic" style:font-style-complex="italic"/>
    </style:style>
    <style:style style:name="P34" style:family="paragraph" style:parent-style-name="Text_20_body">
      <style:text-properties style:text-line-through-style="none" style:text-line-through-type="none" fo:font-style="italic" officeooo:rsid="412de3ea" officeooo:paragraph-rsid="412de3ea" style:language-asian="cs" style:country-asian="CZ" style:font-style-asian="italic" style:font-style-complex="italic"/>
    </style:style>
    <style:style style:name="P35" style:family="paragraph" style:parent-style-name="Text_20_body">
      <style:text-properties style:text-line-through-style="none" style:text-line-through-type="none" fo:font-style="italic" officeooo:rsid="413d8032" officeooo:paragraph-rsid="413d8032" style:language-asian="cs" style:country-asian="CZ" style:font-style-asian="italic" style:font-style-complex="italic"/>
    </style:style>
    <style:style style:name="P36" style:family="paragraph" style:parent-style-name="Text_20_body">
      <style:text-properties style:text-line-through-style="none" style:text-line-through-type="none" fo:font-style="normal" officeooo:rsid="412b556e" officeooo:paragraph-rsid="4139bb92" style:language-asian="cs" style:country-asian="CZ" style:font-style-asian="normal" style:font-style-complex="normal"/>
    </style:style>
    <style:style style:name="P37" style:family="paragraph" style:parent-style-name="Text_20_body">
      <style:text-properties style:text-line-through-style="none" style:text-line-through-type="none" officeooo:rsid="4141c88a" officeooo:paragraph-rsid="4141c88a" style:language-asian="cs" style:country-asian="CZ"/>
    </style:style>
    <style:style style:name="P38" style:family="paragraph" style:parent-style-name="Text_20_body">
      <style:text-properties style:text-line-through-style="none" style:text-line-through-type="none" officeooo:paragraph-rsid="417ea1a1" style:language-asian="cs" style:country-asian="CZ"/>
    </style:style>
    <style:style style:name="P39" style:family="paragraph" style:parent-style-name="Text_20_body">
      <style:text-properties style:text-line-through-style="none" style:text-line-through-type="none" style:text-underline-style="none" officeooo:rsid="418b092d" officeooo:paragraph-rsid="418b092d" style:language-asian="cs" style:country-asian="CZ"/>
    </style:style>
    <style:style style:name="P40" style:family="paragraph" style:parent-style-name="Text_20_body">
      <style:text-properties style:text-line-through-style="none" style:text-line-through-type="none" style:text-underline-style="none" officeooo:paragraph-rsid="4180a510" style:language-asian="cs" style:country-asian="CZ"/>
    </style:style>
    <style:style style:name="P41" style:family="paragraph" style:parent-style-name="Text_20_body">
      <style:text-properties style:text-line-through-style="none" style:text-line-through-type="none" style:text-underline-style="none" fo:font-weight="normal" officeooo:paragraph-rsid="4180e97d" style:language-asian="cs" style:country-asian="CZ" style:font-weight-asian="normal" style:font-weight-complex="normal"/>
    </style:style>
    <style:style style:name="P42" style:family="paragraph" style:parent-style-name="Text_20_body">
      <style:text-properties officeooo:rsid="41114927" officeooo:paragraph-rsid="414c3847"/>
    </style:style>
    <style:style style:name="P43" style:family="paragraph" style:parent-style-name="Text_20_body">
      <style:text-properties officeooo:rsid="41468b36" officeooo:paragraph-rsid="4161b29c"/>
    </style:style>
    <style:style style:name="P44" style:family="paragraph" style:parent-style-name="Text_20_body">
      <style:text-properties officeooo:rsid="416a2465" officeooo:paragraph-rsid="416a2465"/>
    </style:style>
    <style:style style:name="P45" style:family="paragraph" style:parent-style-name="Text_20_body">
      <style:text-properties officeooo:rsid="41557d3f" officeooo:paragraph-rsid="41598b2f"/>
    </style:style>
    <style:style style:name="P46" style:family="paragraph" style:parent-style-name="Text_20_body">
      <style:text-properties officeooo:rsid="416f07ae" officeooo:paragraph-rsid="416f07ae"/>
    </style:style>
    <style:style style:name="P47" style:family="paragraph" style:parent-style-name="Text_20_body">
      <style:text-properties officeooo:rsid="416f16e5" officeooo:paragraph-rsid="416f16e5"/>
    </style:style>
    <style:style style:name="P48" style:family="paragraph" style:parent-style-name="Text_20_body">
      <style:text-properties officeooo:rsid="416f16e5" officeooo:paragraph-rsid="4183bc64"/>
    </style:style>
    <style:style style:name="P49" style:family="paragraph" style:parent-style-name="Text_20_body">
      <style:text-properties officeooo:rsid="4171167c" officeooo:paragraph-rsid="4171167c"/>
    </style:style>
    <style:style style:name="P50" style:family="paragraph" style:parent-style-name="Text_20_body">
      <style:text-properties officeooo:rsid="41730927" officeooo:paragraph-rsid="4183bc64"/>
    </style:style>
    <style:style style:name="P51" style:family="paragraph" style:parent-style-name="Text_20_body">
      <style:text-properties officeooo:rsid="4173ad90" officeooo:paragraph-rsid="4173ad90"/>
    </style:style>
    <style:style style:name="P52" style:family="paragraph" style:parent-style-name="Text_20_body">
      <style:text-properties officeooo:rsid="4179770e" officeooo:paragraph-rsid="4179770e"/>
    </style:style>
    <style:style style:name="P53" style:family="paragraph" style:parent-style-name="Text_20_body">
      <style:text-properties officeooo:rsid="0e7ce9da" officeooo:paragraph-rsid="4179da94"/>
    </style:style>
    <style:style style:name="P54" style:family="paragraph" style:parent-style-name="Text_20_body">
      <style:text-properties style:text-underline-style="none" officeooo:rsid="417ea1a1" officeooo:paragraph-rsid="417ea1a1"/>
    </style:style>
    <style:style style:name="P55" style:family="paragraph" style:parent-style-name="Text_20_body">
      <style:text-properties style:text-underline-style="none" officeooo:paragraph-rsid="4180a510"/>
    </style:style>
    <style:style style:name="P56" style:family="paragraph" style:parent-style-name="Text_20_body">
      <style:text-properties style:text-underline-style="none" officeooo:rsid="4180a510" officeooo:paragraph-rsid="4180a510"/>
    </style:style>
    <style:style style:name="P57" style:family="paragraph" style:parent-style-name="Text_20_body">
      <style:text-properties style:text-underline-style="none" officeooo:paragraph-rsid="4181e026"/>
    </style:style>
    <style:style style:name="P58" style:family="paragraph" style:parent-style-name="Text_20_body">
      <style:text-properties style:text-underline-style="none" officeooo:rsid="4181e026" officeooo:paragraph-rsid="4181e026"/>
    </style:style>
    <style:style style:name="P59" style:family="paragraph" style:parent-style-name="Text_20_body">
      <style:text-properties style:text-underline-style="none" officeooo:rsid="4183bc64" officeooo:paragraph-rsid="4183fe0b"/>
    </style:style>
    <style:style style:name="P60" style:family="paragraph" style:parent-style-name="Text_20_body">
      <style:text-properties style:text-underline-style="none" officeooo:rsid="4183bc64" officeooo:paragraph-rsid="4185917e"/>
    </style:style>
    <style:style style:name="P61" style:family="paragraph" style:parent-style-name="Text_20_body">
      <style:text-properties style:text-underline-style="none" officeooo:rsid="4183bc64" officeooo:paragraph-rsid="41872b65"/>
    </style:style>
    <style:style style:name="P62" style:family="paragraph" style:parent-style-name="Text_20_body">
      <style:text-properties style:text-underline-style="none" officeooo:rsid="4183bc64" officeooo:paragraph-rsid="4188101e"/>
    </style:style>
    <style:style style:name="P63" style:family="paragraph" style:parent-style-name="Text_20_body">
      <style:text-properties style:text-underline-style="none" officeooo:rsid="4183bc64" officeooo:paragraph-rsid="4189ee8d"/>
    </style:style>
    <style:style style:name="P64" style:family="paragraph" style:parent-style-name="Text_20_body">
      <style:text-properties style:text-underline-style="none" officeooo:paragraph-rsid="4183fe0b"/>
    </style:style>
    <style:style style:name="P65" style:family="paragraph" style:parent-style-name="Text_20_body">
      <style:text-properties style:text-underline-style="none" officeooo:rsid="4185917e" officeooo:paragraph-rsid="4185917e"/>
    </style:style>
    <style:style style:name="P66" style:family="paragraph" style:parent-style-name="Text_20_body">
      <style:text-properties style:text-underline-style="none" officeooo:paragraph-rsid="41872b65"/>
    </style:style>
    <style:style style:name="P67" style:family="paragraph" style:parent-style-name="Text_20_body">
      <style:text-properties style:text-underline-style="none" officeooo:rsid="4188101e" officeooo:paragraph-rsid="4188101e"/>
    </style:style>
    <style:style style:name="P68" style:family="paragraph" style:parent-style-name="Text_20_body">
      <style:text-properties style:text-underline-style="none" officeooo:rsid="4189ee8d" officeooo:paragraph-rsid="4189ee8d"/>
    </style:style>
    <style:style style:name="P69" style:family="paragraph" style:parent-style-name="Text_20_body">
      <style:text-properties style:text-underline-style="none" officeooo:paragraph-rsid="418b092d"/>
    </style:style>
    <style:style style:name="P70" style:family="paragraph" style:parent-style-name="Text_20_body">
      <style:text-properties style:text-underline-style="none" officeooo:rsid="418b092d" officeooo:paragraph-rsid="418b092d"/>
    </style:style>
    <style:style style:name="P71" style:family="paragraph" style:parent-style-name="Text_20_body">
      <style:text-properties officeooo:rsid="4183bc64" officeooo:paragraph-rsid="4183bc64"/>
    </style:style>
    <style:style style:name="P72" style:family="paragraph" style:parent-style-name="Text_20_body">
      <style:text-properties officeooo:rsid="16077e11" officeooo:paragraph-rsid="41943a51"/>
    </style:style>
    <style:style style:name="P73" style:family="paragraph" style:parent-style-name="Text_20_body">
      <style:text-properties officeooo:rsid="16077e11" officeooo:paragraph-rsid="4196f96e"/>
    </style:style>
    <style:style style:name="P74" style:family="paragraph" style:parent-style-name="Text_20_body">
      <style:text-properties officeooo:rsid="16077e11" officeooo:paragraph-rsid="41ae16ef"/>
    </style:style>
    <style:style style:name="P75" style:family="paragraph" style:parent-style-name="Text_20_body">
      <style:text-properties officeooo:rsid="413b5111" officeooo:paragraph-rsid="413b5111"/>
    </style:style>
    <style:style style:name="P76" style:family="paragraph" style:parent-style-name="Text_20_body">
      <style:text-properties officeooo:rsid="4196f96e" officeooo:paragraph-rsid="4196f96e"/>
    </style:style>
    <style:style style:name="P77" style:family="paragraph" style:parent-style-name="Text_20_body">
      <style:text-properties officeooo:rsid="419a0c35" officeooo:paragraph-rsid="419a37b8"/>
    </style:style>
    <style:style style:name="P78" style:family="paragraph" style:parent-style-name="Text_20_body">
      <style:text-properties officeooo:rsid="419a0c35" officeooo:paragraph-rsid="419cb3a6"/>
    </style:style>
    <style:style style:name="P79" style:family="paragraph" style:parent-style-name="Text_20_body">
      <style:text-properties officeooo:rsid="41b2345a" officeooo:paragraph-rsid="41b2345a"/>
    </style:style>
    <style:style style:name="P80" style:family="paragraph" style:parent-style-name="Standard">
      <style:paragraph-properties fo:text-align="center" style:justify-single-word="false"/>
      <style:text-properties officeooo:rsid="057aae1d" officeooo:paragraph-rsid="410d52db"/>
    </style:style>
    <style:style style:name="P81"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82"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83"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84"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85"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86" style:family="paragraph" style:parent-style-name="Standard">
      <style:paragraph-properties fo:text-align="center" style:justify-single-word="false"/>
      <style:text-properties fo:font-size="28pt" officeooo:rsid="410fb085" officeooo:paragraph-rsid="410fb085" style:font-size-asian="24.5pt" style:font-size-complex="28pt"/>
    </style:style>
    <style:style style:name="P87" style:family="paragraph" style:parent-style-name="Example_20_Header">
      <style:text-properties officeooo:paragraph-rsid="0ce95318"/>
    </style:style>
    <style:style style:name="P88" style:family="paragraph" style:parent-style-name="Contents_20_1">
      <style:paragraph-properties>
        <style:tab-stops>
          <style:tab-stop style:position="14.801cm" style:type="right" style:leader-style="dotted" style:leader-text="."/>
        </style:tab-stops>
      </style:paragraph-properties>
    </style:style>
    <style:style style:name="P89" style:family="paragraph" style:parent-style-name="Contents_20_3">
      <style:paragraph-properties>
        <style:tab-stops>
          <style:tab-stop style:position="14.801cm" style:type="right" style:leader-style="dotted" style:leader-text="."/>
        </style:tab-stops>
      </style:paragraph-properties>
    </style:style>
    <style:style style:name="P90" style:family="paragraph" style:parent-style-name="Example">
      <style:text-properties officeooo:rsid="412b556e" officeooo:paragraph-rsid="412b556e"/>
    </style:style>
    <style:style style:name="P91" style:family="paragraph" style:parent-style-name="Example">
      <style:text-properties officeooo:paragraph-rsid="4139bb92"/>
    </style:style>
    <style:style style:name="P92" style:family="paragraph" style:parent-style-name="Example">
      <style:text-properties officeooo:paragraph-rsid="413e9ed5"/>
    </style:style>
    <style:style style:name="P93" style:family="paragraph" style:parent-style-name="Example">
      <style:text-properties officeooo:paragraph-rsid="414246e7"/>
    </style:style>
    <style:style style:name="P94" style:family="paragraph" style:parent-style-name="Example">
      <style:text-properties officeooo:paragraph-rsid="41441f56"/>
    </style:style>
    <style:style style:name="P95" style:family="paragraph" style:parent-style-name="Example">
      <style:text-properties officeooo:rsid="41441f56" officeooo:paragraph-rsid="41441f56"/>
    </style:style>
    <style:style style:name="P96" style:family="paragraph" style:parent-style-name="Example">
      <style:text-properties officeooo:rsid="41441f56" officeooo:paragraph-rsid="41446aab"/>
    </style:style>
    <style:style style:name="P97" style:family="paragraph" style:parent-style-name="Example">
      <style:text-properties officeooo:paragraph-rsid="41446aab"/>
    </style:style>
    <style:style style:name="P98" style:family="paragraph" style:parent-style-name="Example">
      <style:text-properties officeooo:paragraph-rsid="41454494"/>
    </style:style>
    <style:style style:name="P99" style:family="paragraph" style:parent-style-name="Example">
      <style:text-properties officeooo:rsid="412de3ea" officeooo:paragraph-rsid="412de3ea"/>
    </style:style>
    <style:style style:name="P100" style:family="paragraph" style:parent-style-name="Heading_20_4">
      <style:text-properties officeooo:rsid="411b7d30" officeooo:paragraph-rsid="411b7d30"/>
    </style:style>
    <style:style style:name="P101" style:family="paragraph" style:parent-style-name="Heading_20_4">
      <style:text-properties officeooo:rsid="4119da5a" officeooo:paragraph-rsid="4119da5a"/>
    </style:style>
    <style:style style:name="P102" style:family="paragraph" style:parent-style-name="Heading_20_4">
      <style:text-properties officeooo:rsid="418c5e1f" officeooo:paragraph-rsid="41c9826c"/>
    </style:style>
    <style:style style:name="P103" style:family="paragraph" style:parent-style-name="Heading_20_4">
      <style:text-properties officeooo:paragraph-rsid="417b4d53"/>
    </style:style>
    <style:style style:name="P104" style:family="paragraph" style:parent-style-name="Heading_20_4">
      <style:text-properties style:text-underline-style="none" officeooo:paragraph-rsid="417c9df5"/>
    </style:style>
    <style:style style:name="P105" style:family="paragraph" style:parent-style-name="Heading_20_4">
      <style:text-properties style:text-underline-style="none" officeooo:rsid="417c9df5" officeooo:paragraph-rsid="417e8227"/>
    </style:style>
    <style:style style:name="P106" style:family="paragraph" style:parent-style-name="Heading_20_4">
      <style:text-properties officeooo:rsid="418b092d" officeooo:paragraph-rsid="418b092d"/>
    </style:style>
    <style:style style:name="P107" style:family="paragraph" style:parent-style-name="Heading_20_4">
      <style:text-properties officeooo:paragraph-rsid="4180a510"/>
    </style:style>
    <style:style style:name="P108" style:family="paragraph" style:parent-style-name="Heading_20_4">
      <style:text-properties officeooo:paragraph-rsid="4180e97d"/>
    </style:style>
    <style:style style:name="P109" style:family="paragraph" style:parent-style-name="Heading_20_4">
      <style:text-properties officeooo:paragraph-rsid="4181e026"/>
    </style:style>
    <style:style style:name="P110" style:family="paragraph" style:parent-style-name="Heading_20_4">
      <style:text-properties officeooo:paragraph-rsid="4179770e"/>
    </style:style>
    <style:style style:name="P111" style:family="paragraph" style:parent-style-name="Heading_20_4">
      <style:text-properties officeooo:rsid="419a0c35" officeooo:paragraph-rsid="419a0c35"/>
    </style:style>
    <style:style style:name="P112" style:family="paragraph" style:parent-style-name="Heading_20_4">
      <style:text-properties officeooo:paragraph-rsid="41b1ee99"/>
    </style:style>
    <style:style style:name="P113" style:family="paragraph" style:parent-style-name="Heading_20_4">
      <style:text-properties officeooo:paragraph-rsid="41943a51"/>
    </style:style>
    <style:style style:name="P114" style:family="paragraph" style:parent-style-name="Heading_20_4">
      <style:text-properties officeooo:rsid="161e58b1" officeooo:paragraph-rsid="41943a51"/>
    </style:style>
    <style:style style:name="P115" style:family="paragraph" style:parent-style-name="Heading_20_4">
      <style:text-properties officeooo:rsid="41a6874a" officeooo:paragraph-rsid="41a6874a"/>
    </style:style>
    <style:style style:name="P116" style:family="paragraph" style:parent-style-name="Heading_20_4">
      <style:text-properties officeooo:rsid="161ecb8b" officeooo:paragraph-rsid="41943a51"/>
    </style:style>
    <style:style style:name="P117" style:family="paragraph" style:parent-style-name="Heading_20_4">
      <style:text-properties officeooo:rsid="16207028" officeooo:paragraph-rsid="41943a51"/>
    </style:style>
    <style:style style:name="P118" style:family="paragraph" style:parent-style-name="Heading_20_4">
      <style:text-properties officeooo:paragraph-rsid="4183fe0b"/>
    </style:style>
    <style:style style:name="P119" style:family="paragraph" style:parent-style-name="Heading_20_4">
      <style:text-properties officeooo:paragraph-rsid="4185917e"/>
    </style:style>
    <style:style style:name="P120" style:family="paragraph" style:parent-style-name="Heading_20_4">
      <style:text-properties officeooo:paragraph-rsid="41872b65"/>
    </style:style>
    <style:style style:name="P121" style:family="paragraph" style:parent-style-name="Heading_20_4">
      <style:text-properties officeooo:paragraph-rsid="4188101e"/>
    </style:style>
    <style:style style:name="P122" style:family="paragraph" style:parent-style-name="Heading_20_4">
      <style:text-properties officeooo:paragraph-rsid="4189ee8d"/>
    </style:style>
    <style:style style:name="P123" style:family="paragraph" style:parent-style-name="Heading_20_4">
      <style:text-properties officeooo:paragraph-rsid="418b092d"/>
    </style:style>
    <style:style style:name="P124" style:family="paragraph" style:parent-style-name="Heading_20_4">
      <style:text-properties officeooo:paragraph-rsid="41be1aa5"/>
    </style:style>
    <style:style style:name="P125" style:family="paragraph" style:parent-style-name="Heading_20_4">
      <style:text-properties officeooo:paragraph-rsid="41bf3d48"/>
    </style:style>
    <style:style style:name="P126" style:family="paragraph" style:parent-style-name="Heading_20_4">
      <style:text-properties officeooo:paragraph-rsid="41c9826c"/>
    </style:style>
    <style:style style:name="P127" style:family="paragraph" style:parent-style-name="Heading_20_3">
      <style:text-properties officeooo:rsid="41299ed8" officeooo:paragraph-rsid="41332f71"/>
    </style:style>
    <style:style style:name="P128" style:family="paragraph" style:parent-style-name="Heading_20_3">
      <style:text-properties officeooo:rsid="41299ed8" officeooo:paragraph-rsid="4139bb92"/>
    </style:style>
    <style:style style:name="P129" style:family="paragraph" style:parent-style-name="Heading_20_3">
      <style:text-properties style:text-line-through-style="none" style:text-line-through-type="none" officeooo:paragraph-rsid="4129afed" style:language-asian="cs" style:country-asian="CZ"/>
    </style:style>
    <style:style style:name="P130" style:family="paragraph" style:parent-style-name="Heading_20_3">
      <style:text-properties style:text-line-through-style="none" style:text-line-through-type="none" officeooo:paragraph-rsid="4139bb92" style:language-asian="cs" style:country-asian="CZ"/>
    </style:style>
    <style:style style:name="P131" style:family="paragraph" style:parent-style-name="Heading_20_3">
      <style:text-properties style:text-line-through-style="none" style:text-line-through-type="none" officeooo:paragraph-rsid="412de3ea" style:language-asian="cs" style:country-asian="CZ"/>
    </style:style>
    <style:style style:name="P132" style:family="paragraph" style:parent-style-name="Heading_20_3">
      <style:text-properties officeooo:rsid="414be7f6" officeooo:paragraph-rsid="41c9826c"/>
    </style:style>
    <style:style style:name="P133" style:family="paragraph" style:parent-style-name="Heading_20_3">
      <style:text-properties officeooo:rsid="418248d7" officeooo:paragraph-rsid="41c9826c"/>
    </style:style>
    <style:style style:name="P134" style:family="paragraph" style:parent-style-name="Heading_20_2">
      <style:text-properties officeooo:paragraph-rsid="41171571"/>
    </style:style>
    <style:style style:name="P135" style:family="paragraph" style:parent-style-name="Heading_20_2">
      <style:text-properties officeooo:paragraph-rsid="4139bb92"/>
    </style:style>
    <style:style style:name="P136" style:family="paragraph" style:parent-style-name="Text_20_body" style:master-page-name="Standard">
      <style:paragraph-properties fo:text-align="end" style:justify-single-word="false" style:page-number="auto"/>
      <style:text-properties officeooo:paragraph-rsid="2590605e"/>
    </style:style>
    <style:style style:name="P137" style:family="paragraph" style:parent-style-name="Text_20_body" style:list-style-name="L1">
      <style:text-properties officeooo:rsid="0e7f6e12" officeooo:paragraph-rsid="4179da94"/>
    </style:style>
    <style:style style:name="P138" style:family="paragraph" style:parent-style-name="Text_20_body" style:list-style-name="L1">
      <style:text-properties officeooo:rsid="0e7facc9" officeooo:paragraph-rsid="4179da94"/>
    </style:style>
    <style:style style:name="P139" style:family="paragraph" style:parent-style-name="Text_20_body" style:list-style-name="L1">
      <style:text-properties officeooo:rsid="0e7fb980" officeooo:paragraph-rsid="4179da94"/>
    </style:style>
    <style:style style:name="P140" style:family="paragraph" style:parent-style-name="Text_20_body">
      <style:text-properties officeooo:rsid="411ff11e" officeooo:paragraph-rsid="411ff11e"/>
    </style:style>
    <style:style style:name="P141" style:family="paragraph" style:parent-style-name="Text_20_body">
      <style:text-properties fo:font-style="italic" officeooo:rsid="411ff11e" officeooo:paragraph-rsid="41b70915" style:font-style-asian="italic" style:font-style-complex="italic"/>
    </style:style>
    <style:style style:name="P142" style:family="paragraph" style:parent-style-name="Text_20_body">
      <style:text-properties fo:font-style="italic" officeooo:rsid="41bb0177" officeooo:paragraph-rsid="41bb0177" style:font-style-asian="italic" style:font-style-complex="italic"/>
    </style:style>
    <style:style style:name="P143" style:family="paragraph" style:parent-style-name="Text_20_body">
      <style:text-properties fo:font-style="italic" officeooo:rsid="41bb0177" officeooo:paragraph-rsid="41c9826c" style:font-style-asian="italic" style:font-style-complex="italic"/>
    </style:style>
    <style:style style:name="P144" style:family="paragraph" style:parent-style-name="Text_20_body">
      <style:text-properties fo:font-style="italic" officeooo:rsid="41bdb093" officeooo:paragraph-rsid="41bdb093" style:font-style-asian="italic" style:font-style-complex="italic"/>
    </style:style>
    <style:style style:name="P145" style:family="paragraph" style:parent-style-name="Text_20_body">
      <style:text-properties fo:font-style="italic" officeooo:rsid="414f9b79" officeooo:paragraph-rsid="41c9826c" style:font-style-asian="italic" style:font-style-complex="italic"/>
    </style:style>
    <style:style style:name="P146" style:family="paragraph" style:parent-style-name="Text_20_body">
      <style:text-properties officeooo:paragraph-rsid="41bafbc5"/>
    </style:style>
    <style:style style:name="P147" style:family="paragraph" style:parent-style-name="Text_20_body">
      <style:text-properties officeooo:rsid="41bb0177" officeooo:paragraph-rsid="41bb0177"/>
    </style:style>
    <style:style style:name="P148" style:family="paragraph" style:parent-style-name="Text_20_body">
      <style:text-properties style:text-underline-style="none" officeooo:paragraph-rsid="41bb0177"/>
    </style:style>
    <style:style style:name="P149" style:family="paragraph" style:parent-style-name="Text_20_body">
      <style:text-properties style:text-underline-style="none" officeooo:rsid="41bcb89b" officeooo:paragraph-rsid="41bcb89b"/>
    </style:style>
    <style:style style:name="P150" style:family="paragraph" style:parent-style-name="Text_20_body">
      <style:text-properties style:text-underline-style="none" officeooo:rsid="4183bc64" officeooo:paragraph-rsid="418b092d"/>
    </style:style>
    <style:style style:name="P151" style:family="paragraph" style:parent-style-name="Text_20_body">
      <style:text-properties style:text-underline-style="none" officeooo:rsid="418248d7" officeooo:paragraph-rsid="41be1aa5"/>
    </style:style>
    <style:style style:name="P152" style:family="paragraph" style:parent-style-name="Text_20_body">
      <style:text-properties officeooo:rsid="41bdb093" officeooo:paragraph-rsid="41bdb093"/>
    </style:style>
    <style:style style:name="P153" style:family="paragraph" style:parent-style-name="Text_20_body">
      <style:text-properties officeooo:rsid="418248d7" officeooo:paragraph-rsid="41be1aa5"/>
    </style:style>
    <style:style style:name="P154" style:family="paragraph" style:parent-style-name="Text_20_body">
      <style:text-properties officeooo:rsid="418248d7" officeooo:paragraph-rsid="41bf3d48"/>
    </style:style>
    <style:style style:name="P155" style:family="paragraph" style:parent-style-name="Text_20_body">
      <style:text-properties officeooo:paragraph-rsid="41bf3d48"/>
    </style:style>
    <style:style style:name="P156" style:family="paragraph" style:parent-style-name="Text_20_body">
      <style:text-properties fo:language="cs" fo:country="CZ" officeooo:rsid="2058902b" officeooo:paragraph-rsid="41c9826c" style:language-asian="cs" style:country-asian="CZ"/>
    </style:style>
    <style:style style:name="P157" style:family="paragraph" style:parent-style-name="Text_20_body">
      <style:text-properties officeooo:rsid="2058902b" officeooo:paragraph-rsid="41c29e2b"/>
    </style:style>
    <style:style style:name="P158" style:family="paragraph" style:parent-style-name="Text_20_body">
      <style:text-properties officeooo:rsid="2058902b" officeooo:paragraph-rsid="41c9826c"/>
    </style:style>
    <style:style style:name="P159" style:family="paragraph" style:parent-style-name="Text_20_body">
      <style:text-properties officeooo:rsid="3ea26cfe" officeooo:paragraph-rsid="41c29e2b"/>
    </style:style>
    <style:style style:name="P160" style:family="paragraph" style:parent-style-name="Text_20_body">
      <style:text-properties officeooo:rsid="3ea26cfe" officeooo:paragraph-rsid="41c9826c"/>
    </style:style>
    <style:style style:name="P161" style:family="paragraph" style:parent-style-name="Text_20_body">
      <style:text-properties officeooo:rsid="414be7f6" officeooo:paragraph-rsid="414be7f6"/>
    </style:style>
    <style:style style:name="P162" style:family="paragraph" style:parent-style-name="Text_20_body">
      <style:text-properties officeooo:paragraph-rsid="41c9826c"/>
    </style:style>
    <style:style style:name="P163" style:family="paragraph" style:parent-style-name="Text_20_body">
      <style:text-properties officeooo:rsid="41468b36" officeooo:paragraph-rsid="41c9826c"/>
    </style:style>
    <style:style style:name="P164" style:family="paragraph" style:parent-style-name="Text_20_body">
      <style:text-properties officeooo:rsid="416a2465" officeooo:paragraph-rsid="41c9826c"/>
    </style:style>
    <style:style style:name="P165" style:family="paragraph" style:parent-style-name="Text_20_body">
      <style:text-properties officeooo:rsid="415e7447" officeooo:paragraph-rsid="41c9826c"/>
    </style:style>
    <style:style style:name="T1" style:family="text">
      <style:text-properties style:text-line-through-style="none" style:text-line-through-type="none" fo:font-style="italic" style:language-asian="cs" style:country-asian="CZ" style:font-style-asian="italic" style:font-style-complex="italic"/>
    </style:style>
    <style:style style:name="T2" style:family="text">
      <style:text-properties style:text-line-through-style="none" style:text-line-through-type="none" style:language-asian="cs" style:country-asian="CZ"/>
    </style:style>
    <style:style style:name="T3" style:family="text">
      <style:text-properties style:text-line-through-style="none" style:text-line-through-type="none" officeooo:rsid="4052fb12" style:language-asian="cs" style:country-asian="CZ"/>
    </style:style>
    <style:style style:name="T4" style:family="text">
      <style:text-properties style:text-line-through-style="none" style:text-line-through-type="none" officeooo:rsid="412b556e" style:language-asian="cs" style:country-asian="CZ"/>
    </style:style>
    <style:style style:name="T5" style:family="text">
      <style:text-properties style:text-line-through-style="none" style:text-line-through-type="none" officeooo:rsid="41332f71" style:language-asian="cs" style:country-asian="CZ"/>
    </style:style>
    <style:style style:name="T6" style:family="text">
      <style:text-properties style:text-line-through-style="none" style:text-line-through-type="none" officeooo:rsid="41299ed8" style:language-asian="cs" style:country-asian="CZ"/>
    </style:style>
    <style:style style:name="T7" style:family="text">
      <style:text-properties style:text-line-through-style="none" style:text-line-through-type="none" fo:font-weight="normal" style:language-asian="cs" style:country-asian="CZ" style:font-weight-asian="normal" style:font-weight-complex="normal"/>
    </style:style>
    <style:style style:name="T8" style:family="text">
      <style:text-properties fo:font-style="italic" style:font-style-asian="italic" style:font-style-complex="italic"/>
    </style:style>
    <style:style style:name="T9" style:family="text">
      <style:text-properties fo:font-style="italic" officeooo:rsid="41182599" style:font-style-asian="italic" style:font-style-complex="italic"/>
    </style:style>
    <style:style style:name="T10" style:family="text">
      <style:text-properties fo:font-style="italic" officeooo:rsid="4127ad25" style:font-style-asian="italic" style:font-style-complex="italic"/>
    </style:style>
    <style:style style:name="T11" style:family="text">
      <style:text-properties fo:font-style="italic" officeooo:rsid="41582817" style:font-style-asian="italic" style:font-style-complex="italic"/>
    </style:style>
    <style:style style:name="T12" style:family="text">
      <style:text-properties fo:font-style="italic" officeooo:rsid="41261fb4" style:font-style-asian="italic" style:font-style-complex="italic"/>
    </style:style>
    <style:style style:name="T13" style:family="text">
      <style:text-properties fo:font-style="italic" officeooo:rsid="415ae23e" style:font-style-asian="italic" style:font-style-complex="italic"/>
    </style:style>
    <style:style style:name="T14" style:family="text">
      <style:text-properties fo:font-style="italic" officeooo:rsid="41468b36" style:font-style-asian="italic" style:font-style-complex="italic"/>
    </style:style>
    <style:style style:name="T15" style:family="text">
      <style:text-properties fo:font-style="italic" officeooo:rsid="4173ad7f" style:font-style-asian="italic" style:font-style-complex="italic"/>
    </style:style>
    <style:style style:name="T16" style:family="text">
      <style:text-properties fo:font-style="italic" officeooo:rsid="418b092d" style:font-style-asian="italic" style:font-style-complex="italic"/>
    </style:style>
    <style:style style:name="T17" style:family="text">
      <style:text-properties fo:font-style="italic" officeooo:rsid="16282f48" style:font-style-asian="italic" style:font-style-complex="italic"/>
    </style:style>
    <style:style style:name="T18" style:family="text">
      <style:text-properties fo:font-style="italic" officeooo:rsid="419a37b8" style:font-style-asian="italic" style:font-style-complex="italic"/>
    </style:style>
    <style:style style:name="T19" style:family="text">
      <style:text-properties fo:font-style="italic" officeooo:rsid="419cb3a6" style:font-style-asian="italic" style:font-style-complex="italic"/>
    </style:style>
    <style:style style:name="T20" style:family="text">
      <style:text-properties fo:font-style="italic" officeooo:rsid="41a3931a" style:font-style-asian="italic" style:font-style-complex="italic"/>
    </style:style>
    <style:style style:name="T21" style:family="text">
      <style:text-properties fo:font-style="italic" officeooo:rsid="41ace3fc" style:font-style-asian="italic" style:font-style-complex="italic"/>
    </style:style>
    <style:style style:name="T22" style:family="text">
      <style:text-properties fo:font-style="italic" officeooo:rsid="41b79b58" style:font-style-asian="italic" style:font-style-complex="italic"/>
    </style:style>
    <style:style style:name="T23" style:family="text">
      <style:text-properties fo:font-style="italic" style:text-underline-style="none" style:font-style-asian="italic" style:font-style-complex="italic"/>
    </style:style>
    <style:style style:name="T24" style:family="text">
      <style:text-properties fo:font-style="italic" style:text-underline-style="none" officeooo:rsid="419cb3a6" style:font-style-asian="italic" style:font-style-complex="italic"/>
    </style:style>
    <style:style style:name="T25" style:family="text">
      <style:text-properties fo:font-style="italic" style:text-underline-style="none" officeooo:rsid="41bf3d48" style:font-style-asian="italic" style:font-style-complex="italic"/>
    </style:style>
    <style:style style:name="T26" style:family="text">
      <style:text-properties fo:font-style="italic" style:text-underline-style="none" officeooo:rsid="3eb4b392" style:font-style-asian="italic" style:font-style-complex="italic"/>
    </style:style>
    <style:style style:name="T27" style:family="text">
      <style:text-properties fo:font-style="normal" style:font-style-asian="normal" style:font-style-complex="normal"/>
    </style:style>
    <style:style style:name="T28" style:family="text">
      <style:text-properties fo:font-style="normal" officeooo:rsid="4127ad25" style:font-style-asian="normal" style:font-style-complex="normal"/>
    </style:style>
    <style:style style:name="T29" style:family="text">
      <style:text-properties fo:font-style="normal" officeooo:rsid="414a3527" style:font-style-asian="normal" style:font-style-complex="normal"/>
    </style:style>
    <style:style style:name="T30" style:family="text">
      <style:text-properties fo:font-style="normal" officeooo:rsid="16096a70" style:font-style-asian="normal" style:font-style-complex="normal"/>
    </style:style>
    <style:style style:name="T31" style:family="text">
      <style:text-properties fo:font-style="normal" officeooo:rsid="16282f48" style:font-style-asian="normal" style:font-style-complex="normal"/>
    </style:style>
    <style:style style:name="T32" style:family="text">
      <style:text-properties fo:font-style="normal" officeooo:rsid="161ecb8b" style:font-style-asian="normal" style:font-style-complex="normal"/>
    </style:style>
    <style:style style:name="T33" style:family="text">
      <style:text-properties fo:font-style="normal" officeooo:rsid="16263d33" style:font-style-asian="normal" style:font-style-complex="normal"/>
    </style:style>
    <style:style style:name="T34" style:family="text">
      <style:text-properties fo:font-style="normal" officeooo:rsid="15fc04e8" style:font-style-asian="normal" style:font-style-complex="normal"/>
    </style:style>
    <style:style style:name="T35" style:family="text">
      <style:text-properties fo:font-style="normal" officeooo:rsid="160d9ab7" style:font-style-asian="normal" style:font-style-complex="normal"/>
    </style:style>
    <style:style style:name="T36" style:family="text">
      <style:text-properties fo:font-style="normal" officeooo:rsid="41943a51" style:font-style-asian="normal" style:font-style-complex="normal"/>
    </style:style>
    <style:style style:name="T37" style:family="text">
      <style:text-properties fo:font-style="normal" officeooo:rsid="4196f96e" style:font-style-asian="normal" style:font-style-complex="normal"/>
    </style:style>
    <style:style style:name="T38" style:family="text">
      <style:text-properties fo:font-style="normal" officeooo:rsid="41ace3fc" style:font-style-asian="normal" style:font-style-complex="normal"/>
    </style:style>
    <style:style style:name="T39" style:family="text">
      <style:text-properties fo:font-style="normal" officeooo:rsid="41afef95" style:font-style-asian="normal" style:font-style-complex="normal"/>
    </style:style>
    <style:style style:name="T40" style:family="text">
      <style:text-properties fo:font-style="normal" officeooo:rsid="41b79b58" style:font-style-asian="normal" style:font-style-complex="normal"/>
    </style:style>
    <style:style style:name="T41" style:family="text">
      <style:text-properties fo:font-style="normal" style:text-underline-style="none" style:font-style-asian="normal" style:font-style-complex="normal"/>
    </style:style>
    <style:style style:name="T42" style:family="text">
      <style:text-properties fo:font-style="normal" style:text-underline-style="none" officeooo:rsid="417c9df5" style:font-style-asian="normal" style:font-style-complex="normal"/>
    </style:style>
    <style:style style:name="T43" style:family="text">
      <style:text-properties fo:font-style="normal" style:text-underline-style="none" officeooo:rsid="41c12380" style:font-style-asian="normal" style:font-style-complex="normal"/>
    </style:style>
    <style:style style:name="T44" style:family="text">
      <style:text-properties fo:font-style="normal" style:text-underline-style="none" officeooo:rsid="3eb4b392" style:font-style-asian="normal" style:font-style-complex="normal"/>
    </style:style>
    <style:style style:name="T45" style:family="text">
      <style:text-properties fo:font-style="normal" style:text-underline-style="none" officeooo:rsid="41c29e2b" style:font-style-asian="normal" style:font-style-complex="normal"/>
    </style:style>
    <style:style style:name="T46" style:family="text">
      <style:text-properties officeooo:rsid="40ec13cf"/>
    </style:style>
    <style:style style:name="T47" style:family="text">
      <style:text-properties officeooo:rsid="41182599"/>
    </style:style>
    <style:style style:name="T48" style:family="text">
      <style:text-properties officeooo:rsid="411c1c2e"/>
    </style:style>
    <style:style style:name="T49" style:family="text">
      <style:text-properties officeooo:rsid="41250703"/>
    </style:style>
    <style:style style:name="T50" style:family="text">
      <style:text-properties officeooo:rsid="41261fb4"/>
    </style:style>
    <style:style style:name="T51" style:family="text">
      <style:text-properties officeooo:rsid="4127ad25"/>
    </style:style>
    <style:style style:name="T52" style:family="text">
      <style:text-properties officeooo:rsid="412d36c9"/>
    </style:style>
    <style:style style:name="T53" style:family="text">
      <style:text-properties officeooo:rsid="41332f71"/>
    </style:style>
    <style:style style:name="T54" style:family="text">
      <style:text-properties officeooo:rsid="413be340"/>
    </style:style>
    <style:style style:name="T55" style:family="text">
      <style:text-properties officeooo:rsid="413d59bb"/>
    </style:style>
    <style:style style:name="T56" style:family="text">
      <style:text-properties officeooo:rsid="413e9ed5"/>
    </style:style>
    <style:style style:name="T57" style:family="text">
      <style:text-properties officeooo:rsid="41405f4f"/>
    </style:style>
    <style:style style:name="T58" style:family="text">
      <style:text-properties officeooo:rsid="414246e7"/>
    </style:style>
    <style:style style:name="T59" style:family="text">
      <style:text-properties officeooo:rsid="41441f56"/>
    </style:style>
    <style:style style:name="T60" style:family="text">
      <style:text-properties officeooo:rsid="41446aab"/>
    </style:style>
    <style:style style:name="T61" style:family="text">
      <style:text-properties officeooo:rsid="41454494"/>
    </style:style>
    <style:style style:name="T62" style:family="text">
      <style:text-properties officeooo:rsid="22d6a232"/>
    </style:style>
    <style:style style:name="T63" style:family="text">
      <style:text-properties officeooo:rsid="41477c4c"/>
    </style:style>
    <style:style style:name="T64" style:family="text">
      <style:text-properties officeooo:rsid="414a3527"/>
    </style:style>
    <style:style style:name="T65" style:family="text">
      <style:text-properties officeooo:rsid="414ab30a"/>
    </style:style>
    <style:style style:name="T66" style:family="text">
      <style:text-properties officeooo:rsid="414db2d0"/>
    </style:style>
    <style:style style:name="T67" style:family="text">
      <style:text-properties officeooo:rsid="414f9ab3"/>
    </style:style>
    <style:style style:name="T68" style:family="text">
      <style:text-properties officeooo:rsid="4156e113"/>
    </style:style>
    <style:style style:name="T69" style:family="text">
      <style:text-properties officeooo:rsid="41582817"/>
    </style:style>
    <style:style style:name="T70" style:family="text">
      <style:text-properties officeooo:rsid="41598b2f"/>
    </style:style>
    <style:style style:name="T71" style:family="text">
      <style:text-properties officeooo:rsid="4163a7d1"/>
    </style:style>
    <style:style style:name="T72" style:family="text">
      <style:text-properties officeooo:rsid="4165352c"/>
    </style:style>
    <style:style style:name="T73" style:family="text">
      <style:text-properties officeooo:rsid="416711fd"/>
    </style:style>
    <style:style style:name="T74" style:family="text">
      <style:text-properties officeooo:rsid="416880e0"/>
    </style:style>
    <style:style style:name="T75" style:family="text">
      <style:text-properties officeooo:rsid="41468b36"/>
    </style:style>
    <style:style style:name="T76" style:family="text">
      <style:text-properties officeooo:rsid="4173ad7f"/>
    </style:style>
    <style:style style:name="T77" style:family="text">
      <style:text-properties officeooo:rsid="41751f1c"/>
    </style:style>
    <style:style style:name="T78" style:family="text">
      <style:text-properties officeooo:rsid="0e7f75d0"/>
    </style:style>
    <style:style style:name="T79" style:family="text">
      <style:text-properties officeooo:rsid="0e7e826d"/>
    </style:style>
    <style:style style:name="T80" style:family="text">
      <style:text-properties officeooo:rsid="417b4d53"/>
    </style:style>
    <style:style style:name="T81" style:family="text">
      <style:text-properties style:text-underline-style="none"/>
    </style:style>
    <style:style style:name="T82" style:family="text">
      <style:text-properties style:text-underline-style="none" officeooo:rsid="417c9df5"/>
    </style:style>
    <style:style style:name="T83" style:family="text">
      <style:text-properties style:text-underline-style="none" officeooo:rsid="417b4d53"/>
    </style:style>
    <style:style style:name="T84" style:family="text">
      <style:text-properties style:text-underline-style="none" officeooo:rsid="41bf3d48"/>
    </style:style>
    <style:style style:name="T85" style:family="text">
      <style:text-properties style:text-underline-style="none" officeooo:rsid="41c9826c"/>
    </style:style>
    <style:style style:name="T86" style:family="text">
      <style:text-properties officeooo:rsid="417f6e12"/>
    </style:style>
    <style:style style:name="T87" style:family="text">
      <style:text-properties officeooo:rsid="4183fe0b"/>
    </style:style>
    <style:style style:name="T88" style:family="text">
      <style:text-properties officeooo:rsid="41872b65"/>
    </style:style>
    <style:style style:name="T89" style:family="text">
      <style:text-properties officeooo:rsid="4189ee8d"/>
    </style:style>
    <style:style style:name="T90" style:family="text">
      <style:text-properties officeooo:rsid="418b092d"/>
    </style:style>
    <style:style style:name="T91" style:family="text">
      <style:text-properties officeooo:rsid="418c5e1f"/>
    </style:style>
    <style:style style:name="T92" style:family="text">
      <style:text-properties officeooo:rsid="16096a70"/>
    </style:style>
    <style:style style:name="T93" style:family="text">
      <style:text-properties officeooo:rsid="16216193"/>
    </style:style>
    <style:style style:name="T94" style:family="text">
      <style:text-properties officeooo:rsid="16207028"/>
    </style:style>
    <style:style style:name="T95" style:family="text">
      <style:text-properties officeooo:rsid="161e58b1"/>
    </style:style>
    <style:style style:name="T96" style:family="text">
      <style:text-properties officeooo:rsid="161b024d"/>
    </style:style>
    <style:style style:name="T97" style:family="text">
      <style:text-properties officeooo:rsid="161ecb8b"/>
    </style:style>
    <style:style style:name="T98" style:family="text">
      <style:text-properties officeooo:rsid="41943a51"/>
    </style:style>
    <style:style style:name="T99" style:family="text">
      <style:text-properties fo:color="#ff6400" fo:font-style="normal" officeooo:rsid="41943a51" style:font-style-asian="normal" style:font-style-complex="normal"/>
    </style:style>
    <style:style style:name="T100" style:family="text">
      <style:text-properties fo:color="#ff6400" officeooo:rsid="41bb0177"/>
    </style:style>
    <style:style style:name="T101" style:family="text">
      <style:text-properties fo:color="#6482ff" officeooo:rsid="41943a51"/>
    </style:style>
    <style:style style:name="T102" style:family="text">
      <style:text-properties officeooo:rsid="4196f96e"/>
    </style:style>
    <style:style style:name="T103" style:family="text">
      <style:text-properties fo:color="#c86400" officeooo:rsid="4196f96e"/>
    </style:style>
    <style:style style:name="T104" style:family="text">
      <style:text-properties officeooo:rsid="4196fa6e"/>
    </style:style>
    <style:style style:name="T105" style:family="text">
      <style:text-properties officeooo:rsid="419a37b8"/>
    </style:style>
    <style:style style:name="T106" style:family="text">
      <style:text-properties officeooo:rsid="419cb3a6"/>
    </style:style>
    <style:style style:name="T107" style:family="text">
      <style:text-properties officeooo:rsid="41a3931a"/>
    </style:style>
    <style:style style:name="T108" style:family="text">
      <style:text-properties officeooo:rsid="41ae16ef"/>
    </style:style>
    <style:style style:name="T109" style:family="text">
      <style:text-properties officeooo:rsid="41b1ee99"/>
    </style:style>
    <style:style style:name="T110" style:family="text">
      <style:text-properties officeooo:rsid="41b3d638"/>
    </style:style>
    <style:style style:name="T111" style:family="text">
      <style:text-properties officeooo:rsid="41b5ac07"/>
    </style:style>
    <style:style style:name="T112" style:family="text">
      <style:text-properties officeooo:rsid="41bafbc5"/>
    </style:style>
    <style:style style:name="T113" style:family="text">
      <style:text-properties officeooo:rsid="41bb0177"/>
    </style:style>
    <style:style style:name="T114" style:family="text">
      <style:text-properties fo:color="#00c8ff" style:text-underline-style="none"/>
    </style:style>
    <style:style style:name="T115" style:family="text">
      <style:text-properties officeooo:rsid="41bdb093"/>
    </style:style>
    <style:style style:name="T116" style:family="text">
      <style:text-properties officeooo:rsid="41be1aa5"/>
    </style:style>
    <style:style style:name="T117" style:family="text">
      <style:text-properties officeooo:rsid="41bf3d48"/>
    </style:style>
    <style:style style:name="T118" style:family="text">
      <style:text-properties fo:language="cs" fo:country="CZ" officeooo:rsid="3eb4b392" style:language-asian="cs" style:country-asian="CZ"/>
    </style:style>
    <style:style style:name="T119" style:family="text">
      <style:text-properties fo:language="cs" fo:country="CZ" officeooo:rsid="2059a202" style:language-asian="cs" style:country-asian="CZ"/>
    </style:style>
    <style:style style:name="T120" style:family="text">
      <style:text-properties fo:language="cs" fo:country="CZ" officeooo:rsid="3eb54d2c" style:language-asian="cs" style:country-asian="CZ"/>
    </style:style>
    <style:style style:name="T121" style:family="text">
      <style:text-properties fo:language="cs" fo:country="CZ" officeooo:rsid="41c29e2b" style:language-asian="cs" style:country-asian="CZ"/>
    </style:style>
    <style:style style:name="T122" style:family="text">
      <style:text-properties fo:language="cs" fo:country="CZ" fo:font-style="italic" officeooo:rsid="3eb4b392" style:language-asian="cs" style:country-asian="CZ" style:font-style-asian="italic" style:font-style-complex="italic"/>
    </style:style>
    <style:style style:name="T123" style:family="text">
      <style:text-properties officeooo:rsid="3eb071d2"/>
    </style:style>
    <style:style style:name="T124" style:family="text">
      <style:text-properties officeooo:rsid="41c48bbe"/>
    </style:style>
    <style:style style:name="T125" style:family="text">
      <style:text-properties fo:color="#8ba60e"/>
    </style:style>
    <style:style style:name="T126" style:family="text">
      <style:text-properties officeooo:rsid="41c9826c"/>
    </style:style>
    <style:style style:name="T127" style:family="text">
      <style:text-properties officeooo:rsid="4175e525"/>
    </style:style>
    <style:style style:name="T128" style:family="text">
      <style:text-properties officeooo:rsid="41c9f22c"/>
    </style:style>
    <style:style style:name="T129" style:family="text">
      <style:text-properties officeooo:rsid="41cb986e"/>
    </style:style>
    <style:style style:name="T130" style:family="text">
      <style:text-properties officeooo:rsid="41ccd4ba"/>
    </style:style>
    <style:style style:name="T131" style:family="text"/>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6"/>
      <text:p text:style-name="P6"/>
      <text:p text:style-name="P6"/>
      <text:p text:style-name="P84">Dračák</text:p>
      <text:p text:style-name="P80"/>
      <text:p text:style-name="P80"/>
      <text:p text:style-name="P85">podle staré školy</text:p>
      <text:p text:style-name="P81"/>
      <text:p text:style-name="P86">SCHOPNOSTI POVOLÁNÍ</text:p>
      <text:p text:style-name="P81"/>
      <text:p text:style-name="P82"/>
      <text:p text:style-name="P81"/>
      <text:p text:style-name="P81"/>
      <text:p text:style-name="P81"/>
      <text:p text:style-name="P81"/>
      <text:p text:style-name="P81"><text:soft-page-break/></text:p>
      <text:p text:style-name="P83"/>
      <text:p text:style-name="P3">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88"><text:a xlink:type="simple" xlink:href="#__RefHeading___Toc1652_4210766435" text:style-name="Internet_20_link" text:visited-style-name="Internet_20_link">Boj</text:a><text:tab/>3</text:p>
          <text:p text:style-name="P89"><text:a xlink:type="simple" xlink:href="#__RefHeading___Toc35032_2345985184" text:style-name="Internet_20_link" text:visited-style-name="Internet_20_link">Jak se učit pravidla pro boj</text:a><text:tab/>3</text:p>
          <text:p text:style-name="P89"><text:a xlink:type="simple" xlink:href="#__RefHeading___Toc12860_4230435934" text:style-name="Internet_20_link" text:visited-style-name="Internet_20_link">Představení situace</text:a><text:tab/>3</text:p>
          <text:p text:style-name="P89"><text:a xlink:type="simple" xlink:href="#__RefHeading___Toc12862_4230435934" text:style-name="Internet_20_link" text:visited-style-name="Internet_20_link">Kola</text:a><text:tab/>4</text:p>
          <text:p text:style-name="P89"><text:a xlink:type="simple" xlink:href="#__RefHeading___Toc1656_4210766435" text:style-name="Internet_20_link" text:visited-style-name="Internet_20_link">Úmysly</text:a><text:tab/>5</text:p>
          <text:p text:style-name="P89"><text:a xlink:type="simple" xlink:href="#__RefHeading___Toc33057_2891756509" text:style-name="Internet_20_link" text:visited-style-name="Internet_20_link">Hod na úspěch a na obranu</text:a><text:tab/>11</text:p>
          <text:p text:style-name="P89"><text:a xlink:type="simple" xlink:href="#__RefHeading___Toc33059_2891756509" text:style-name="Internet_20_link" text:visited-style-name="Internet_20_link"><text:span text:style-name="T27">Z</text:span></text:a><text:a xlink:type="simple" xlink:href="#__RefHeading___Toc33059_2891756509" text:style-name="Internet_20_link" text:visited-style-name="Internet_20_link"><text:span text:style-name="T27">ranění</text:span></text:a><text:tab/>17</text:p>
          <text:p text:style-name="P89"><text:a xlink:type="simple" xlink:href="#__RefHeading___Toc35034_2345985184" text:style-name="Internet_20_link" text:visited-style-name="Internet_20_link">Váš první souboj</text:a><text:tab/>25</text:p>
          <text:p text:style-name="P89"><text:a xlink:type="simple" xlink:href="#__RefHeading___Toc33233_2891756509" text:style-name="Internet_20_link" text:visited-style-name="Internet_20_link">Výhody a nevýhody</text:a><text:tab/>25</text:p>
          <text:p text:style-name="P89"><text:a xlink:type="simple" xlink:href="#__RefHeading___Toc33235_2891756509" text:style-name="Internet_20_link" text:visited-style-name="Internet_20_link">Úspěchy</text:a><text:tab/>31</text:p>
          <text:p text:style-name="P89"><text:a xlink:type="simple" xlink:href="#__RefHeading___Toc33231_2891756509" text:style-name="Internet_20_link" text:visited-style-name="Internet_20_link">Pořadí házení</text:a><text:tab/>51</text:p>
          <text:p text:style-name="P89"><text:a xlink:type="simple" xlink:href="#__RefHeading___Toc35036_2345985184" text:style-name="Internet_20_link" text:visited-style-name="Internet_20_link">Taktické možnosti</text:a><text:tab/>53</text:p>
          <text:p text:style-name="P89"><text:a xlink:type="simple" xlink:href="#__RefHeading___Toc35038_2345985184" text:style-name="Internet_20_link" text:visited-style-name="Internet_20_link">Časté situace v boji</text:a><text:tab/>56</text:p>
          <text:p text:style-name="P88"><text:a xlink:type="simple" xlink:href="#__RefHeading___Toc39185_1173674893" text:style-name="Internet_20_link" text:visited-style-name="Internet_20_link">Shrnutí pravidel pro boj</text:a><text:tab/>65</text:p>
        </text:index-body>
      </text:table-of-content>
      <text:p text:style-name="P87"/>
      <text:p text:style-name="P4"/>
      <text:p text:style-name="P4"/>
      <text:p text:style-name="P4"/>
      <text:p text:style-name="P4"/>
      <text:p text:style-name="P4"/>
      <text:p text:style-name="P4"/>
      <text:p text:style-name="P4"/>
      <text:p text:style-name="P4"><text:soft-page-break/></text:p>
      <text:p text:style-name="P4"/>
      <text:p text:style-name="P2">Verze 0.<text:span text:style-name="T46">11</text:span></text:p>
      <text:h text:style-name="Heading_20_2" text:outline-level="2"><text:bookmark-start text:name="__RefHeading___Toc1652_4210766435"/>Válečník<text:bookmark-end text:name="__RefHeading___Toc1652_4210766435"/></text:h>
      <text:h text:style-name="Heading_20_3" text:outline-level="3">Základní válečnické schopnosti</text:h>
      <text:h text:style-name="P126" text:outline-level="4">Hromový hlas</text:h>
      <text:p text:style-name="P143">základní schopnost</text:p>
      <text:p text:style-name="P162"><text:span text:style-name="T113">Máš hlas silný jako deset mužů</text:span>. Když <text:span text:style-name="T113">tedy</text:span> chceš, překřičíš všechny slabší zvuky <text:span text:style-name="T113">a jsi slyšet na velkou vzdálenost</text:span>.</text:p>
      <text:h text:style-name="P102" text:outline-level="4">Hluboký nádech</text:h>
      <text:p text:style-name="P162">/<text:span text:style-name="T91">* Původně Plíce jako měchy */</text:span></text:p>
      <text:p text:style-name="P165">Dokážeš zadržet dech <text:span text:style-name="T74">až</text:span> na několik <text:span text:style-name="T72">desítek</text:span> minut. Můžeš se <text:span text:style-name="T73">tedy</text:span> potápět do velké hloubky, nebo třeba bez obav bojovat v jedovatém plynu.</text:p>
      <text:h text:style-name="P100" text:outline-level="4">Trysk</text:h>
      <text:p text:style-name="P23">rasová schopnost pro barbary, asi i pro lidi</text:p>
      <text:p text:style-name="P42"><text:soft-page-break/>Po tolik kol, kolik máš Fyzičku, <text:span text:style-name="T48">udržíš krok s koněm v trysku (běžíš tedy dvojnásobnou rychlostí)</text:span>. <text:span text:style-name="T50">Zopakovat podobný výkon zvládneš až po několika minutách odpočinku.<text:line-break/><text:tab/>Účinek </text:span><text:span text:style-name="T12">trysku</text:span><text:span text:style-name="T50"> se násobí s magickým </text:span><text:span text:style-name="T12">zrychlení</text:span><text:span text:style-name="T13">m</text:span><text:span text:style-name="T50">. Když na tebe tedy někdo sešle kouzlo </text:span><text:span text:style-name="T12">rychlost</text:span><text:span text:style-name="T50"> nebo vypiješ stejnojmenný lektvar a přitom použiješ schopnost </text:span><text:span text:style-name="T12">trysk</text:span><text:span text:style-name="T50">, poběžíš čtyřikrát rychleji než obyčejný člověk.</text:span></text:p>
      <text:h text:style-name="Heading_20_4" text:outline-level="4"><text:span text:style-name="T77">Drtivý</text:span> stisk</text:h>
      <text:p text:style-name="P23">rasová schopnost pro barbary</text:p>
      <text:p text:style-name="P7">Ve stisku máš sílu jako svěrák. <text:span text:style-name="T47">Když někoho škrtíš jednou rukou, máš zranění 1, oběma 2 (nesčítá se s </text:span><text:span text:style-name="T9">lamželezem</text:span><text:span text:style-name="T47">). Není možné ti vyrazit zbraň z ruky.</text:span></text:p>
      <text:h text:style-name="Heading_20_4" text:outline-level="4">Lamželezo</text:h>
      <text:p text:style-name="P23">rasová schopnost pro barbary</text:p>
      <text:p text:style-name="P8">Dokážeš rukama lámat meče, ohýbat ocelové nosníky a podobně. V zápase <text:span text:style-name="T49">beze zbraně</text:span> máš zranění 1 (nesčítá se s <text:span text:style-name="T8">ocelovým stiskem</text:span>).</text:p>
      <text:h text:style-name="P101" text:outline-level="4">Pevný <text:span text:style-name="T64">postoj</text:span></text:h>
      <text:p text:style-name="P23">rasová schopnost pro barbary</text:p>
      <text:p text:style-name="P161">Když se pořádně rozkročíš, stojíš pevně jako skála a nehne s tebou ani tažný kůň. <text:span text:style-name="T67">Obyčejní</text:span> protivníci tě tedy nedokáží srazit k zemi, odtáhnout, <text:span text:style-name="T66">ani</text:span> někam zatlačit.</text:p>
      <text:h text:style-name="P132" text:outline-level="3"><text:soft-page-break/><text:span text:style-name="T126">Pokročilé válečnické schopnosti</text:span></text:h>
      <text:h text:style-name="P126" text:outline-level="4">Rychlý boj</text:h>
      <text:p text:style-name="P158"><text:span text:style-name="T118">Když zblízka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18">)</text:span><text:span text:style-name="T119">. </text:span><text:span text:style-name="T121">Pokud</text:span><text:span text:style-name="T118"> </text:span><text:span text:style-name="T121">tedy</text:span><text:span text:style-name="T118"> útočíš zblízka na dva cíle, házíš si </text:span><text:span text:style-name="T122">na úspěch</text:span><text:span text:style-name="T118"> bez postihu, když na tři cíle, máš postih jen -1 atd.</text:span></text:p>
      <text:h text:style-name="P126" text:outline-level="4">Ostrostřelba</text:h>
      <text:p text:style-name="P160">Když míříš <text:span text:style-name="T123">kuší</text:span> alespoň dvě kola, na následující výstřel si místo výhody (+1) počítáš bonus +2.</text:p>
      <text:h text:style-name="P126" text:outline-level="4">Rychlostřelba</text:h>
      <text:p text:style-name="P158"><text:span text:style-name="T118">Když </text:span><text:span text:style-name="T120">lukem</text:span><text:span text:style-name="T118">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18">)</text:span><text:span text:style-name="T119">. </text:span><text:span text:style-name="T121">Pokud</text:span><text:span text:style-name="T118"> </text:span><text:span text:style-name="T121">tedy</text:span><text:span text:style-name="T118"> </text:span><text:span text:style-name="T120">s</text:span><text:span text:style-name="T121">t</text:span><text:span text:style-name="T120">řílíš</text:span><text:span text:style-name="T118"> na dva cíle, házíš si </text:span><text:span text:style-name="T122">na úspěch</text:span><text:span text:style-name="T118"> bez postihu, když na tři cíle, máš postih jen -1 atd.</text:span></text:p>
      <text:h text:style-name="P126" text:outline-level="4">Rychlé vrhání</text:h>
      <text:p text:style-name="P156"><text:span text:style-name="T44">Když vrhacími zbraněmi ohrožuješ víc protivníků, počítáš si o 1 menší postih (viz </text:span><text:span text:style-name="Odkaz_20_na_20_kapitolu"><text:span text:style-name="T81"><text:bookmark-ref text:reference-format="text" text:ref-name="__RefHeading___Toc25639_4068460501">Chyba: zdroj odkazu nenalezen</text:bookmark-ref></text:span></text:span><text:span text:style-name="T44">). </text:span><text:span text:style-name="T45">Pokud</text:span><text:span text:style-name="T44"> </text:span><text:span text:style-name="T45">tedy</text:span><text:span text:style-name="T44"> vrháš zbraně na dva cíle, házíš si </text:span><text:span text:style-name="T26">na úspěch</text:span><text:span text:style-name="T44"> bez postihu, když na tři cíle, máš postih jen -1 atd.</text:span></text:p>
      <text:h text:style-name="P126" text:outline-level="4"><text:span text:style-name="T77">Železné </text:span>pěsti</text:h>
      <text:p text:style-name="P162"><text:span text:style-name="T127">Máš pěsti tvrdé jako ocel. Můžeš holýma rukama mlátit do skály, aniž by sis ublížil. <text:s/>Při boji beze zbraně máš zranění 1.</text:span></text:p>
      <text:h text:style-name="P126" text:outline-level="4"><text:soft-page-break/>Hroší kůže</text:h>
      <text:p text:style-name="P165">Tvoje kůže je <text:span text:style-name="T71">tuhá</text:span> a na omak hrubá. Když bojuješ beze zbroje, snižuješ si zranění o 1, jako kdybys měl lehkou zbroj. Když bojuješ v <text:span text:style-name="T130">lehké</text:span> zbroji, snižuješ si zranění o 2 a bojuješ, jako kdybys měl těžkou zbroj – házíš si tedy na obranu Fyzičkou místo Finesy. Na boj v těžké zbroji nemá <text:span text:style-name="T8">hroší kůže</text:span> vliv.</text:p>
      <text:h text:style-name="P126" text:outline-level="4">Zastrašení</text:h>
      <text:p text:style-name="P145">pokročilá schopnost</text:p>
      <text:p text:style-name="P164">Dokážeš svým nepřátelům nahnat strach, jako kdyby čelili ztělesnění Smrti.<text:line-break/><text:tab/><text:span text:style-name="T62">Zastrašení musíš vždy něčím spustit: vydat hrozivý válečný řev, rozpůlit jednoho z nepřátel, zasadit protivníkovi těžkou ránu, dostat ho do nevýhodné situace, nebo mu třeba připomenout, kolik takových jako on jsi už zabil. Všem protivníkům, kteří jsou toho svědkem, přeběhne mráz po zádech a dobře si rozmyslí, jestli jim střet s tebou stojí za to. Pokud se rozhodnou svůj strach překonat, budou si proti tobě do konce boje počítat nevýhodu.<text:line-break/><text:tab/>Zastrašování zabere jedno kolo, ve kterém si neházíš </text:span><text:span text:style-name="T14">na úspěch</text:span><text:span text:style-name="T75"> a nemůžeš použít </text:span><text:span text:style-name="T14">plnou obranu</text:span><text:span text:style-name="T75">. Zastrašovat můžeš i před bojem.</text:span></text:p>
      <text:h text:style-name="P126" text:outline-level="4">Neohroženost</text:h>
      <text:p text:style-name="P163">Máš pro strach uděláno. Nepůsobí na tebe válečnická schopnost <text:span text:style-name="T8">zastrašení.</text:span> <text:span text:style-name="T63">Magicky způsobený strach na tebe působí jen jedno následující kolo</text:span>.</text:p>
      <text:h text:style-name="P125" text:outline-level="4">Vypětí síly</text:h>
      <text:p text:style-name="P155">/<text:span text:style-name="T117">* původně Vzpěrač a bylo to dost omezené */</text:span></text:p>
      <text:p text:style-name="P11"><text:span text:style-name="T117">pokročilá</text:span> <text:span text:style-name="T65">schopnost</text:span></text:p>
      <text:p text:style-name="P154"><text:soft-page-break/><text:span text:style-name="T84">Dokážeš jednorázově vyvinout nadlidskou sílu</text:span><text:span text:style-name="T81">. </text:span><text:span text:style-name="T84">Můžeš takto například zvednout břemeno o váze dospělého býka a někam ho odnést, vyrazit dveře, vyhrát soutěž v páce, nebo třeba hodit oštěpem na </text:span><text:span text:style-name="T25">dlouhou vzdálenost</text:span><text:span text:style-name="T84">. Vydržíš to nejvýše několik minut.</text:span><text:span text:style-name="T81"> Jakmile polevíš, vypětí končí </text:span><text:span text:style-name="T84">a znovu můžeš podobný výkon zopakovat až po několika minutách odpočinku. </text:span><text:span text:style-name="T25">Vypětí síly</text:span><text:span text:style-name="T84"> můžeš také použít na jeden útok v boji, v tom případě máš +2 ke zranění.</text:span></text:p>
      <text:h text:style-name="P133" text:outline-level="3"><text:span text:style-name="T85">Mistrovské</text:span><text:span text:style-name="T84"> válečnické schopnosti</text:span></text:h>
      <text:h text:style-name="Heading_20_4" text:outline-level="4">Bojové šílenství</text:h>
      <text:p text:style-name="P10">mistrovská <text:span text:style-name="T65">schopnost</text:span></text:p>
      <text:p text:style-name="P140">Když ti v boji životy klesnou na nul<text:span text:style-name="T51">u</text:span> nebo níž, nejsi vyřazený. Místo toho u tebe propukne bojové šílenství. <text:span text:style-name="T51">Začneš strašlivě řvát, od úst ti půjde pěna a vrhneš se jako bouře na nepřátele. Nebudeš při tom vnímat, co ti kdo říká, a nezastavíš se, dokud nebudou všichni nepřátelé </text:span><text:span text:style-name="T10">mrtví</text:span><text:span text:style-name="T51"> nebo sám upadneš do </text:span><text:span text:style-name="T10">bezvědomí</text:span><text:span text:style-name="T28"> </text:span><text:span text:style-name="T29">(tedy když tvé životy klesnou na -6 nebo níž)</text:span><text:span text:style-name="T28">.<text:line-break/><text:tab/>N</text:span><text:span text:style-name="T40">a 9. úrovni si vybíráš mezi </text:span><text:span text:style-name="T22">bojovým šílenstvím</text:span><text:span text:style-name="T40"> a </text:span><text:span text:style-name="T22">útokem z obrany</text:span><text:span text:style-name="T40">. Můžeš tedy mít jen jednu z těchto dvou schopností.</text:span></text:p>
      <text:h text:style-name="Heading_20_4" text:outline-level="4"><text:span text:style-name="T28">Ú</text:span><text:span text:style-name="T27">tok z obrany</text:span></text:h>
      <text:p text:style-name="P141">mistrovská <text:span text:style-name="T65">schopnost</text:span></text:p>
      <text:p text:style-name="Text_20_body">Když protivníka přehodíš svým hodem <text:span text:style-name="Emphasis">na obranu</text:span>, v dalším kole máš proti němu výhodu (+1).<text:line-break/><text:tab/><text:span text:style-name="T28">N</text:span><text:span text:style-name="T40">a 9. úrovni si vybíráš mezi </text:span><text:span text:style-name="T22">bojovým šílenstvím</text:span><text:span text:style-name="T40"> a </text:span><text:span text:style-name="T22">útokem z obrany</text:span><text:span text:style-name="T40">. Můžeš tedy mít jen jednu z těchto dvou schopností.</text:span></text:p>
      <text:h text:style-name="Heading_20_4" text:outline-level="4"><text:soft-page-break/>Regenerace</text:h>
      <text:p text:style-name="P24">mistrovská schopnost</text:p>
      <text:p text:style-name="P43"><text:span text:style-name="T124">Tvoje tělo dokáže zregenerovat i ta nejtěžší zranění. Po dobu několika minut po spuštění této schopnosti si každé kolo vyléčíš 1 život. Spuštění </text:span><text:span text:style-name="T11">regenerace</text:span> <text:span text:style-name="T69">zabere </text:span>jedno kolo, <text:span text:style-name="T69">ve</text:span> kterém si neházíš <text:span text:style-name="T8">na úspěch</text:span> a nemůžeš použít <text:span text:style-name="T8">plnou obranu</text:span>. <text:span text:style-name="T69">Spustit </text:span><text:span text:style-name="T11">regeneraci</text:span><text:span text:style-name="T69"> můžeš i před bojem. Znovu ji můžeš použít až poté, co se důkladně vyspíš.</text:span></text:p>
      <text:p text:style-name="P45">/<text:span text:style-name="T70">* </text:span>TODO: Efekt ideálně jako <text:span text:style-name="T8">lek</text:span><text:span text:style-name="T11">t</text:span><text:span text:style-name="T8">var regenerace</text:span>. Otázka je, jak to omezit. Jednou za den? Nějakým rituálem?<text:line-break/>- <text:span text:style-name="T68">asi spánkem (před dalším použitím se musíš vyspat)<text:line-break/>- aktivace 1 kolo (můžeš i před bojem) */</text:span></text:p>
      <text:h text:style-name="Heading_20_4" text:outline-level="4">Boj poslepu</text:h>
      <text:p text:style-name="P142">mistrovská schopnost</text:p>
      <text:p text:style-name="P146"><text:span text:style-name="T112">Když zavřeš oči a spoléháš se na svůj vnitřní hlas, dokážeš vytušit protivníkův útok těsně před tím, než přijde.<text:line-break/><text:tab/>Se zavřenýma očima si nepočítáš nevýhody za sníženou viditelnost (za zavázané oči, tmu, neviditelného protivníka a podobně), ale můžeš protivníka ohrozit pouze v kole, kdy ohrozí on tebe.</text:span></text:p>
      <text:h text:style-name="P103" text:outline-level="4">Odolnost proti <text:span text:style-name="T80">mrazu</text:span></text:h>
      <text:p text:style-name="P144">mistrovská schopnost</text:p>
      <text:p text:style-name="P147">Můžeš si bez nepohodlí zaplavat v ledové vodě, <text:span text:style-name="T83">nebo třeba v krutých mrazech bez následků strávit noc bez </text:span><text:span text:style-name="T81">přikrývky a</text:span><text:span text:style-name="T83"> oblečení. </text:span><text:span text:style-name="T81">Obdržené zranění </text:span><text:span text:style-name="T114">mrazem</text:span><text:span text:style-name="T81"> si snižuješ o 1.</text:span><text:span text:style-name="T83"> </text:span><text:span text:style-name="T81">Tato s</text:span><text:span text:style-name="T83">chopnost se </text:span><text:span text:style-name="T81">trénuje</text:span><text:span text:style-name="T83"> intenzivním otužováním, mezi obyvateli teplých krajů prakticky se tudíž prakticky nevyskytuje.</text:span></text:p>
      <text:h text:style-name="P103" text:outline-level="4"><text:soft-page-break/>Odolnost proti <text:span text:style-name="T80">ohni</text:span></text:h>
      <text:p text:style-name="P144">mistrovská schopnost</text:p>
      <text:p text:style-name="P148"><text:span text:style-name="T113">M</text:span>ůžeš bez obav stát na rozžhavených uhlících <text:span text:style-name="T113">a rozpálená poušť je pro tebe příjemná jako jarní louka. Obdržené zranění </text:span><text:span text:style-name="T100">ohněm</text:span><text:span text:style-name="T113"> si snižuješ o 1. Tato schopnost se trénuje pobytem v horkém prostředí, často se tedy vyskytuje u obyvatel tropických krajů nebo třeba u kovářů.</text:span></text:p>
      <text:h text:style-name="P104" text:outline-level="4">Odolnost proti jedům</text:h>
      <text:p text:style-name="P144"><text:span text:style-name="T81">mistrovská schopnost</text:span></text:p>
      <text:p text:style-name="P149">Máš přirozenou odolnost proti <text:span text:style-name="T115">toxickým</text:span> substancím. K hodu na odolávání <text:span text:style-name="T125">jedům</text:span> si počítáš +2.</text:p>
      <text:h text:style-name="P105" text:outline-level="4">Potlačení paralýzy</text:h>
      <text:p text:style-name="P144"><text:span text:style-name="T82">mistrovská schopnost</text:span></text:p>
      <text:p text:style-name="P152"><text:span text:style-name="T42">K</text:span><text:span text:style-name="T41">rátkým vypětím sil dokážeš potlačit účinky paralýzy na tvoje tělo. </text:span><text:span text:style-name="T23">Potlačení paralýzy</text:span><text:span text:style-name="T41"> zabere jedno kolo, kdy neházíš </text:span><text:span text:style-name="T23">na úspěch</text:span><text:span text:style-name="T41"> a nemůžeš použít </text:span><text:span text:style-name="T23">plnou obranu</text:span><text:span text:style-name="T41">. </text:span><text:span text:style-name="T43">Poté</text:span><text:span text:style-name="T41"> zmizí všechny účinky paralýzy – vrátí se ti ztracené životy, zmizí případné nevýhody a podobně.</text:span></text:p>
      <text:h text:style-name="Heading_20_3" text:outline-level="3">Schopnosti z DrD PPZ:</text:h>
      <text:p text:style-name="P90">zastrašení</text:p>
      <text:p text:style-name="Example">vícenásobné útoky (místo toho je <text:span text:style-name="T8">rychlý boj</text:span>)</text:p>
      <text:p text:style-name="Example">léčba vlastních zranění (místo toho je dovednost <text:span text:style-name="T8">ošetřování</text:span>)</text:p>
      <text:p text:style-name="Example">přesnost (zrušit)</text:p>
      <text:h text:style-name="P127" text:outline-level="3"><text:soft-page-break/>Schopnosti z DrD PPP:</text:h>
      <text:p text:style-name="Example">Drtivost (jen bonusy)</text:p>
      <text:p text:style-name="Example">Průraznost (jen bonusy)</text:p>
      <text:p text:style-name="Example">Změna v bersekra</text:p>
      <text:p text:style-name="Example">Šerm (bonusy proti humanoidům)</text:p>
      <text:p text:style-name="Example">Útok z obrany</text:p>
      <text:h text:style-name="P134" text:outline-level="2"><text:span text:style-name="T3">H</text:span><text:span text:style-name="T2">raničář</text:span></text:h>
      <text:h text:style-name="P106" text:outline-level="4">Lehká chůze</text:h>
      <text:p text:style-name="P70">TODO</text:p>
      <text:p text:style-name="P39">přejdeš po sněhu nebo bažině, ale nemůžeš u toho běhat (zloděj naopak u toho běžet musí)</text:p>
      <text:h text:style-name="Heading_20_4" text:outline-level="4">Osvěžující meditace</text:h>
      <text:p text:style-name="P54">TODO <text:span text:style-name="T86">(Hodí se to k hraničáři? Těžko říct.)</text:span></text:p>
      <text:p text:style-name="P38">Pomocí této krátké meditace dokážeš zcela odbourat dlouhodobou únavu, včetně únavy z nevyspání. Oddalovat spánek můžeš jen tolik dní, kolik je tvé hodnocení Duchovních schopností. Potom padneš vyčerpáním a budeš v kuse spát 8 hodin za každý den beze spánku. Před meditací musíš ukončit veškeré udržování magie.<text:line-break/><text:tab/>Osvěžující meditace nedoplňuje body vůle, na to musíš stále používat meditaci příslušnou tvému magickému oboru.</text:p>
      <text:h text:style-name="P107" text:outline-level="4">Orientační smysl</text:h>
      <text:p text:style-name="P56">TODO</text:p>
      <text:p text:style-name="P40"><text:soft-page-break/>Máš dokonalý orientační smysl. Vždy dokážeš najít cestu zpět a přesně určit světové strany, dokonce i v podzemí. Nepotřebuješ k tomu dokonce ani vnímat své okolí, i když ti zavážou oči, tak stále dokážeš najít cestu, po které tě vedli. Orientační smysl ale nepomáhá, když něco hledáš. Tedy kromě toho, že se při tom neztratíš.</text:p>
      <text:h text:style-name="P107" text:outline-level="4">Imitace zvuku</text:h>
      <text:p text:style-name="P55"><text:span text:style-name="T2">Dokážeš vyloudit i zvuky, které nejsou v lidských možnostech. Tato schopnost nenahrazuje dovednost </text:span><text:span text:style-name="T7">Imitace hlasu, pouze rozšiřuje možnosti jejího použití. Můžeš se tedy například věrohodně vydávat za osobu opačného pohlaví, vydávat zvuky přijíždějícího povozu a koňského ržání, a podobně.</text:span></text:p>
      <text:h text:style-name="P108" text:outline-level="4">Potlačení pachové stopy</text:h>
      <text:p text:style-name="P41">Po dobu udržování schopnosti nezanecháváš pachovou stopu. Stále tě ale může někdo ucítit přímo.</text:p>
      <text:h text:style-name="P109" text:outline-level="4">Hibernace</text:h>
      <text:p text:style-name="P58">TODO</text:p>
      <text:p text:style-name="P57"><text:span text:style-name="T7">Krátkým soustředěním dokážeš mnohanásobně zpomalit svůj metabolismus. Po tuto dobu se nebudeš schopen hýbat a bude velice obtížné zjistit, že nejsi mrtvý. Stejným způsobem se zpomalí i působení jedů, doba latence i působení se tedy mnohanásobně prodlouží.<text:line-break/><text:tab/>V průběhu hibernace stále vnímáš své okolí, ale trvá ti déle vjemy zpracovávat. Probudit se na základě domluveného signálu ti tedy může zabrat i několik minut. Trvání hibernace můžeš také určit dopředu, pokud ale nemáš schopnost Přesná časomíra, tak se v závislosti na její délce můžeš splést až o několik dní. Maximální trvání hibernace je zhruba půl roku, pak se samovolně probudíš.<text:line-break/></text:span><text:soft-page-break/><text:span text:style-name="T7"><text:tab/>Aktivace Hibernace je sice aktivní magická činnost, vlastní trvání už je ale přirozené.<text:line-break/><text:tab/>Když utrpíš smrtelné zranění, tak se Hibernace aktivuje automaticky.</text:span></text:p>
      <text:h text:style-name="P129" text:outline-level="3">Schopnosti z DrD PPZ:</text:h>
      <text:p text:style-name="Example">stopování (místo toho je dovednost)</text:p>
      <text:p text:style-name="Example">boj proti zvířatům (suchý bonus, zrušit)</text:p>
      <text:p text:style-name="Example"><text:span text:style-name="T2">pes (místo toho je </text:span><text:span text:style-name="T1">pouto se zvířetem</text:span><text:span text:style-name="T2">)</text:span></text:p>
      <text:p text:style-name="Example">telekineze, telepatie, pyrokineze</text:p>
      <text:p text:style-name="P28">Kouzla:</text:p>
      <text:p text:style-name="Example">Mluv se zvířaty</text:p>
      <text:p text:style-name="Example">Najdi stopy (nebrat, přebíjí dovednost)</text:p>
      <text:p text:style-name="Example">Najdi zvíře</text:p>
      <text:p text:style-name="Example">Neutralizuj jed (nebrat, moc univerzální. Místo toho je zpomalení jedu)</text:p>
      <text:p text:style-name="Example">Uzdrav lehká zranění</text:p>
      <text:p text:style-name="Example">Uzdrav nemocného (hmm...)</text:p>
      <text:p text:style-name="Example">Uzdrav těžká zranění</text:p>
      <text:p text:style-name="Example">Zmam osobu (nebrat, divné a moc silné. Místo toho dát kouzla pocestných)</text:p>
      <text:h text:style-name="P127" text:outline-level="3">Schopnosti z DrD PP<text:span text:style-name="T53">P</text:span>:</text:h>
      <text:p text:style-name="P29">Kouzla:</text:p>
      <text:p text:style-name="Example">Chraň před dračím dechem</text:p>
      <text:p text:style-name="Example">Magické zrcadlo</text:p>
      <text:p text:style-name="Example"><text:soft-page-break/>Odčaruj zkamenění (1.2)</text:p>
      <text:p text:style-name="P92">Ošetři zranění <text:span text:style-name="T56">chladem (1.2)</text:span></text:p>
      <text:p text:style-name="Example">Ošetři zranění kyselinou</text:p>
      <text:p text:style-name="P92">Ošetři zranění <text:span text:style-name="T56">ohněm (1.2)</text:span></text:p>
      <text:p text:style-name="Example">Telepatická ochrana</text:p>
      <text:p text:style-name="Example">Transfer <text:span text:style-name="T56">(1.2 – výměna povolání mezi chodcem a druidem, heh)</text:span></text:p>
      <text:p text:style-name="Example">Úder varování, Úder zloby, Úder nenávisti</text:p>
      <text:p text:style-name="Example">Úkryt (přenos duše!)</text:p>
      <text:p text:style-name="Example">Vládni přirozeným věcem (kámen se odvalí, větev se ulomí... To je spíš druid)</text:p>
      <text:p text:style-name="Example">Zakletí (cíl musí poslechnout příkaz jako Spi! Mlč! Umři!)</text:p>
      <text:p text:style-name="P18">Druidská kouzla:</text:p>
      <text:p text:style-name="Example">Orientace (druid – provede družinu lesem stejně rychle, jako by šla po cestě. To by se hodilo i chodci)</text:p>
      <text:p text:style-name="Example">T<text:span text:style-name="T57">e</text:span>mnota (druid)</text:p>
      <text:p text:style-name="Example">Najdi bytost (druid)</text:p>
      <text:p text:style-name="Example">Láska lesa (druid)</text:p>
      <text:p text:style-name="Example">Hněv lesa (druid)</text:p>
      <text:p text:style-name="Example">Cit dřeva (druid, vycítí vodní zdroj)</text:p>
      <text:p text:style-name="Example">Cit vody (druid, vycítí, zda je pramen škodlivý)</text:p>
      <text:p text:style-name="Example">Cit země (druid, vycítí, zda jsou plody škodlivé)</text:p>
      <text:p text:style-name="Example">Cit kamene (druid, odhalí blízké jeskyně)</text:p>
      <text:p text:style-name="Example">Pouto krve (druid, uprosí zvíře, aby ho nedobíjelo)</text:p>
      <text:p text:style-name="Example"><text:soft-page-break/>Pouto lásky (druid, oživí postavu, která mu byla drahá)</text:p>
      <text:p text:style-name="Example">Pouto života (druid, svěří se ochraně hvozdu)</text:p>
      <text:p text:style-name="P30">Druidovy schopnosti</text:p>
      <text:p text:style-name="Example">Boj se zvířaty</text:p>
      <text:p text:style-name="Example">Odvracení zvířat</text:p>
      <text:p text:style-name="Example">Očištění (když zabije zvíře)</text:p>
      <text:p text:style-name="Example">Druidská hůl (speciální zbraň)</text:p>
      <text:p text:style-name="Example">Předpovídání počasí</text:p>
      <text:p text:style-name="P31">Chodcova flétna</text:p>
      <text:p text:style-name="Example">Tanči</text:p>
      <text:p text:style-name="Example">Buďte hrdinové (bonusy v boji)</text:p>
      <text:p text:style-name="Example">Zlepši výkon (zvýšení pravděpodobnosti úspěchu)</text:p>
      <text:p text:style-name="P30">Chodcovy schopnosti:</text:p>
      <text:p text:style-name="Example">Odhad přesvědčení (nebrat)</text:p>
      <text:p text:style-name="Example">Rychlý pochod</text:p>
      <text:p text:style-name="Example">Přesnost (+1 k útoku střelnou zbraní za cenu -1 k útočnosti)</text:p>
      <text:p text:style-name="Example">Rychlost (více útoků za kolo při střelbě)</text:p>
      <text:p text:style-name="Example">Hbitost (+1 k OČ)</text:p>
      <text:p text:style-name="Example">Ukrytí se (stealth ve volné přírodě)</text:p>
      <text:p text:style-name="Example">Umělé dýchání (první pomoc tomu, kdo se topil)</text:p>
      <text:p text:style-name="Example">Ochočování nestvůr (bonus +2 bez vysvětlení)</text:p>
      <text:p text:style-name="P18">Kouzla pocestných:</text:p>
      <text:p text:style-name="Example"><text:soft-page-break/>Rozdělej oheň</text:p>
      <text:p text:style-name="Example">Ochrana před deštěm</text:p>
      <text:p text:style-name="Example">Ochrana před bouří</text:p>
      <text:p text:style-name="Example">Ochrana před vlky</text:p>
      <text:p text:style-name="Example">Ochrana před zimou</text:p>
      <text:p text:style-name="Example">Přivolej druida</text:p>
      <text:p text:style-name="P19">Chodcův meč:</text:p>
      <text:p text:style-name="Example">Prasátko</text:p>
      <text:p text:style-name="Example">Transmutace kovu</text:p>
      <text:p text:style-name="Example">Odraž projektily</text:p>
      <text:p text:style-name="Example">Odraž šípy</text:p>
      <text:p text:style-name="Example">Svítící čepel</text:p>
      <text:p text:style-name="Example">Poškození zbraně</text:p>
      <text:p text:style-name="Example">Uspání démona</text:p>
      <text:p text:style-name="Example">Dvojitý sek</text:p>
      <text:p text:style-name="P20">Psychická kouzla:</text:p>
      <text:p text:style-name="Example">Uhrančivý pohled (chodcovy oči se rozzáří nepřirozeným vnitřním jasem, který každého naplní bázní nebo respektem).</text:p>
      <text:p text:style-name="Example">Odhal nevinu</text:p>
      <text:p text:style-name="Example">Odhal šizení</text:p>
      <text:p text:style-name="Example">Odveď pozornost (od tématu hovoru, eh)</text:p>
      <text:p text:style-name="Example">Uspi okolí</text:p>
      <text:p text:style-name="Example"><text:soft-page-break/>Zrcadlo vzpomínek a melancholie (dočasně někomu zlepší přesvědčení)</text:p>
      <text:h text:style-name="P135" text:outline-level="2">Alchymista</text:h>
      <text:h text:style-name="P130" text:outline-level="3">Schopnosti z DrD PPZ:</text:h>
      <text:p text:style-name="P91">Odolnost vůči jedům</text:p>
      <text:p text:style-name="P91">Vidění magenergie (to asi chci)</text:p>
      <text:p text:style-name="P12"><text:span text:style-name="T4">Lektvary</text:span><text:span text:style-name="T2">:</text:span></text:p>
      <text:p text:style-name="P91">Antigravitační cloumák (duplikuje levitaci)</text:p>
      <text:p text:style-name="P91">Čarovná rtuť</text:p>
      <text:p text:style-name="P91">Éterický olej <text:span text:style-name="T52">(znehmotnění. To zní spíš jako vzácný lektvar)</text:span></text:p>
      <text:p text:style-name="P91">Lektvar chladných vod (<text:span text:style-name="T52">odolnost proti ohni – to se asi hodí</text:span>)</text:p>
      <text:p text:style-name="P91">Lektvar mlhovina</text:p>
      <text:p text:style-name="P91">Lektvar obří síly</text:p>
      <text:p text:style-name="P91">Lektvar rudého kříže</text:p>
      <text:p text:style-name="P91">Lektvar vlády nad lykantropy</text:p>
      <text:p text:style-name="P91">Lektvar zmenšování</text:p>
      <text:p text:style-name="P91">Metamorfóza (asi spíš nebrat. I když...)</text:p>
      <text:p text:style-name="P91">Pavoučí lektvar</text:p>
      <text:p text:style-name="P91">Rychlost</text:p>
      <text:p text:style-name="P32">Svitky:</text:p>
      <text:p text:style-name="P36">(svitky by asi měl spíš psát kouzelník)</text:p>
      <text:p text:style-name="P91"><text:soft-page-break/>Ochrana před ďábly</text:p>
      <text:p text:style-name="P91">Ochrana před nemrtvými</text:p>
      <text:p text:style-name="P91">Ochrana před neviděnými</text:p>
      <text:p text:style-name="P91">Ochrana před kouzly</text:p>
      <text:p text:style-name="P14">Gadgets:</text:p>
      <text:p text:style-name="P91">Detekční hůlka</text:p>
      <text:p text:style-name="P91">Lakmusový papírek</text:p>
      <text:p text:style-name="P91">Píšťalka (otevírá zamčené zámky)</text:p>
      <text:p text:style-name="P13">Jedy:</text:p>
      <text:p text:style-name="P91">Černá zhouba</text:p>
      <text:p text:style-name="P91">Jablečná vůně</text:p>
      <text:p text:style-name="P91">Kurare</text:p>
      <text:p text:style-name="P91">Melenova pomsta</text:p>
      <text:p text:style-name="P13">Výbušniny:</text:p>
      <text:p text:style-name="P91">Bomba</text:p>
      <text:p text:style-name="P91">Ohnivá hlína</text:p>
      <text:p text:style-name="P26">Pak různé trvalé předměty, ale to asi nebrat.</text:p>
      <text:h text:style-name="P128" text:outline-level="3"><text:span text:style-name="T2">Schopnosti z DrD PP</text:span><text:span text:style-name="T5">P</text:span><text:span text:style-name="T2">:</text:span></text:h>
      <text:p text:style-name="P27"><text:span text:style-name="T6">S</text:span><text:span text:style-name="T2">ilnější léčivé lektvary (bílé hvězdy, modré hvězdy, horské rosy, chodce Jana)</text:span></text:p>
      <text:p text:style-name="P37">Welfovy lektvary (boostují vlastnosti – nebrat)</text:p>
      <text:p text:style-name="P37"><text:soft-page-break/></text:p>
      <text:p text:style-name="P15"><text:span text:style-name="T6">T</text:span><text:span text:style-name="T2">heurg:</text:span></text:p>
      <text:p text:style-name="Example">Ovládání elementlů (gnómové, undiny, sylfy, salamandři)</text:p>
      <text:p text:style-name="Example">Astrální sféry (démoni, služby)</text:p>
      <text:p text:style-name="P33">Pyrofor:</text:p>
      <text:p text:style-name="Example">Rachejtle (obyčejné, hledající – naváděné na typ nestvůry nebo teplo, naváděné bleskem, naváděné terčem.</text:p>
      <text:p text:style-name="Example">Líčení pastí</text:p>
      <text:p text:style-name="Example">Míchání jedů (tabulka, podle které se dá namíchat jed s různými účinky a různě detekovatelný – chutí, čichem, atd.</text:p>
      <text:h text:style-name="Heading_20_2" text:outline-level="2">Kouzelník</text:h>
      <text:h text:style-name="Heading_20_3" text:outline-level="3">Schopnosti</text:h>
      <text:h text:style-name="P110" text:outline-level="4">Naslouchání kouzlům</text:h>
      <text:p text:style-name="P52">TODO</text:p>
      <text:p text:style-name="P53"><text:span text:style-name="T8">Naslouchání kouzlům</text:span> není automatické, musíš <text:span text:style-name="T79">jej v jednom kole aktivovat a dále pak (za jeden mag) udržovat.</text:span></text:p>
      <text:list xml:id="list3500614088" text:style-name="L1">
        <text:list-item>
          <text:p text:style-name="P137">Po dobu udržování „slyšíš“ všechna kouzla, která někdo seslal v dosahu tvého působení, nebo která působí na cíle v dosahu tvého působení.</text:p>
          <text:list>
            <text:list-item>
              <text:p text:style-name="P138">Dokážeš zhruba určit směr a vzdálenost (asi jako kdyby to byl skutečný zvuk, který ovšem nijak neovlivňují fyzické překážky).</text:p>
            </text:list-item>
            <text:list-item>
              <text:p text:style-name="P139"><text:soft-page-break/>Poznáš kouzla, která sám umíš seslat. U ostatních kouzel poznáš jen pod jakou školu patří (časoprostor, živly, atp.).</text:p>
            </text:list-item>
          </text:list>
        </text:list-item>
        <text:list-item>
          <text:p text:style-name="P137">Na zvýšení dosahu <text:span text:style-name="T78">naslouchání</text:span> můžeš použít magenergii, stejně jako když posiluješ kouzlo.</text:p>
        </text:list-item>
      </text:list>
      <text:h text:style-name="Heading_20_3" text:outline-level="3">Kouzla</text:h>
      <text:h text:style-name="P111" text:outline-level="4">Ohnivá stěna <text:span text:style-name="T110">*Eš chomah*</text:span></text:h>
      <text:p text:style-name="P25">mistrovské kouzlo</text:p>
      <text:p text:style-name="P77">V linii, kterou načrtneš rukou nebo nějakým předmětem, vzplane <text:span text:style-name="T105">ohnivá stěna vysoká tak, jak určíš, nejvýše ale několik metrů. Stěnu musíš načrtnout jedním tahem.<text:line-break/><text:tab/>Už z kontaktní vzdálenosti od ní bude cítit silný žár, při doteku způsobí zranění za 6kz </text:span><text:span text:style-name="T99">ohněm</text:span><text:span text:style-name="T105">, každé kolo je ale jeden cíl zraněn jen jednou. Dokud ji budeš udržovat </text:span><text:span text:style-name="T18">soustředěním</text:span><text:span text:style-name="T105">, nebude ji možné uhasit.</text:span></text:p>
      <text:h text:style-name="Heading_20_4" text:outline-level="4">Ledová stěna <text:span text:style-name="T110">*Kerach chomah*</text:span></text:h>
      <text:p text:style-name="P25">mistrovské kouzlo</text:p>
      <text:p text:style-name="P78">V linii, kterou načrtneš rukou nebo nějakým předmětem, <text:span text:style-name="T106">pomalu</text:span> <text:span text:style-name="T128">vyroste stěna z ledu vysoká tak, jak určíš, nejvýše ale několik metrů. Každý metr výšky poroste zhruba minutu. Stěnu musíš načrtnout jedním tahem. Můžeš ji ale nakreslit jako hustou vlnovku a udělat ji tak libovolně silnou.<text:line-break/><text:tab/>Dokud ji budeš udržovat </text:span><text:span text:style-name="T24">soustředěním</text:span><text:span text:style-name="T106">, neroztaje. Je ji ale možné rozbít jako obyčejný led. Jakmile se přestaneš </text:span><text:span text:style-name="T19">soustředit</text:span><text:span text:style-name="T106">, stěna přestane růst, i když ještě nedosáhla určené výšky. Začne také tát jako běžný led.</text:span></text:p>
      <text:h text:style-name="Heading_20_4" text:outline-level="4"><text:soft-page-break/>Beranidlo <text:span text:style-name="T111">*Zelokvah*</text:span></text:h>
      <text:p text:style-name="P75">/<text:span text:style-name="T107">* V podstatě </text:span><text:span text:style-name="T20">telekinetický úder</text:span><text:span text:style-name="T107"> ze svitku, jen líp popsanej */</text:span></text:p>
      <text:p text:style-name="P75">Kouzlo způsobí efekt jako jedna rána beranidlem. Vyrazí tedy obyčejné dveře (na bytelné je obvykle potřeba víc ran), může někoho srazit, vyrazit mu dech, atd.</text:p>
      <text:h text:style-name="P112" text:outline-level="4">Ledová dýka <text:span text:style-name="T109">* Kerach pygion*</text:span></text:h>
      <text:p text:style-name="P79"><text:span text:style-name="T8">pokročilé</text:span><text:span text:style-name="T17"> kouzlo</text:span></text:p>
      <text:p text:style-name="P73"><text:span text:style-name="T17">Útok:</text:span><text:span text:style-name="T31"> Duše + k6 proti F</text:span><text:span text:style-name="T37">inese</text:span><text:span text:style-name="T92"><text:line-break/></text:span><text:span text:style-name="T8">Zranění:</text:span> <text:span text:style-name="T95">4</text:span>kz <text:span text:style-name="T102">(</text:span><text:span text:style-name="T103">bodné</text:span><text:span text:style-name="T102">)</text:span><text:line-break/><text:span text:style-name="T8">Dosah:</text:span> <text:span text:style-name="T96">střední</text:span><text:line-break/><text:span text:style-name="T8">Rozsah:</text:span> 1 cíl</text:p>
      <text:p text:style-name="P76">Z tvé ruky na cíl vyletí ostrá dýka z tvrdého ledu. <text:span text:style-name="T104">V teple roztaje jako obyčejný led.</text:span></text:p>
      <text:h text:style-name="P113" text:outline-level="4">Modrý <text:span text:style-name="T98">blesk *Artak Bárak*</text:span></text:h>
      <text:p text:style-name="P79"><text:span text:style-name="T8">základní</text:span><text:span text:style-name="T17"> kouzlo</text:span></text:p>
      <text:p text:style-name="P72"><text:span text:style-name="T17">Útok:</text:span><text:span text:style-name="T31"> Duše + k6 proti F</text:span><text:span text:style-name="T36">yzičce</text:span><text:span text:style-name="T92"><text:line-break/></text:span><text:span text:style-name="T8">Zranění:</text:span> <text:span text:style-name="T95">4</text:span>kz <text:span text:style-name="T101">bleskem</text:span><text:line-break/><text:span text:style-name="T8">Dosah:</text:span> <text:span text:style-name="T96">střední</text:span><text:line-break/><text:span text:style-name="T8">Rozsah:</text:span> 1 cíl</text:p>
      <text:h text:style-name="P113" text:outline-level="4">Zelený <text:span text:style-name="T98">blesk *Járak Bárak*</text:span></text:h>
      <text:p text:style-name="P79"><text:span text:style-name="T8">základní</text:span><text:span text:style-name="T17"> kouzlo</text:span></text:p>
      <text:p text:style-name="P72"><text:soft-page-break/><text:span text:style-name="T17">Útok:</text:span><text:span text:style-name="T31"> Duše + k6 proti F</text:span><text:span text:style-name="T36">yzičce</text:span><text:line-break/><text:span text:style-name="T8">Zranění:</text:span> <text:span text:style-name="T95">3</text:span>kz <text:span text:style-name="T101">bleskem</text:span><text:line-break/><text:span text:style-name="T8">Dosah:</text:span> <text:span text:style-name="T96">střední</text:span><text:line-break/><text:span text:style-name="T8">Rozsah:</text:span> 2 cíle</text:p>
      <text:h text:style-name="P114" text:outline-level="4">Fialový blesk *Sagol bárak*</text:h>
      <text:p text:style-name="P79"><text:span text:style-name="T8">pokročilé</text:span><text:span text:style-name="T17"> kouzlo</text:span></text:p>
      <text:p text:style-name="P72"><text:span text:style-name="T17">Útok:</text:span><text:span text:style-name="T31"> Duše + k6 proti F</text:span><text:span text:style-name="T36">yzičce</text:span><text:line-break/><text:span text:style-name="T8">Zranění:</text:span> <text:span text:style-name="T95">2</text:span>kz <text:span text:style-name="T101">bleskem</text:span><text:line-break/><text:span text:style-name="T8">Dosah:</text:span> <text:span text:style-name="T96">střední</text:span><text:line-break/><text:span text:style-name="T8">Rozsah:</text:span> <text:span text:style-name="T95">3</text:span> cíle</text:p>
      <text:h text:style-name="P115" text:outline-level="4">Žlutý blesk *Cahov bárak*</text:h>
      <text:p text:style-name="P79"><text:span text:style-name="T8">pokročilé</text:span><text:span text:style-name="T17"> kouzlo</text:span></text:p>
      <text:p text:style-name="P74"><text:span text:style-name="T17">Útok:</text:span><text:span text:style-name="T31"> Duše + k6 proti F</text:span><text:span text:style-name="T36">yzičce</text:span><text:line-break/><text:span text:style-name="T8">Zranění:</text:span> <text:span text:style-name="T108">1</text:span>kz <text:span text:style-name="T101">bleskem</text:span><text:line-break/><text:span text:style-name="T8">Dosah:</text:span> <text:span text:style-name="T96">střední</text:span><text:line-break/><text:span text:style-name="T8">Rozsah:</text:span> <text:span text:style-name="T108">4</text:span> cíle</text:p>
      <text:h text:style-name="P114" text:outline-level="4">Rudý blesk *Adom bárak*</text:h>
      <text:p text:style-name="P79"><text:span text:style-name="T17">m</text:span><text:span text:style-name="T8">istrovské kouzlo</text:span></text:p>
      <text:p text:style-name="P72"><text:span text:style-name="T17">Útok:</text:span><text:span text:style-name="T31"> Duše + k6 proti F</text:span><text:span text:style-name="T36">yzičce</text:span><text:line-break/><text:span text:style-name="T8">Zranění:</text:span> <text:span text:style-name="T95">1</text:span>kz <text:span text:style-name="T101">bleskem</text:span><text:line-break/><text:span text:style-name="T8">Dosah:</text:span> <text:span text:style-name="T129">krátký</text:span><text:line-break/><text:span text:style-name="T8">Rozsah:</text:span> <text:span text:style-name="T108">5</text:span> cíl<text:span text:style-name="T108">ů</text:span></text:p>
      <text:h text:style-name="P116" text:outline-level="4">Černý <text:span text:style-name="T98">blesk *Kedar bárak*</text:span></text:h>
      <text:p text:style-name="P79"><text:span text:style-name="T17">m</text:span><text:span text:style-name="T8">istrovské kouzlo</text:span></text:p>
      <text:p text:style-name="P72"><text:soft-page-break/><text:span text:style-name="T17">Útok:</text:span><text:span text:style-name="T31"> Duše + k6 proti F</text:span><text:span text:style-name="T36">yzičce</text:span><text:span text:style-name="T92"><text:line-break/></text:span><text:span text:style-name="T8">Zranění:</text:span> <text:span text:style-name="T97">6</text:span>kz <text:span text:style-name="T101">bleskem</text:span><text:line-break/><text:span text:style-name="T8">Dosah:</text:span> <text:span text:style-name="T97">krátký</text:span><text:line-break/><text:span text:style-name="T8">Rozsah:</text:span> 1 cíl</text:p>
      <text:h text:style-name="P117" text:outline-level="4">Bílý blesk *Lavan bárak*</text:h>
      <text:p text:style-name="P79"><text:span text:style-name="T17">m</text:span><text:span text:style-name="T8">istrovské kouzlo</text:span></text:p>
      <text:p text:style-name="P72"><text:span text:style-name="T17">Útok:</text:span><text:span text:style-name="T31"> Duše + k6 proti F</text:span><text:span text:style-name="T36">yzičce</text:span><text:span text:style-name="T92"><text:line-break/></text:span>Zranění: <text:span text:style-name="T93">1</text:span>kz <text:span text:style-name="T101">bleskem</text:span><text:line-break/><text:span text:style-name="T8">Dosah:</text:span> <text:span text:style-name="T94">dlouhý</text:span><text:line-break/><text:span text:style-name="T8">Rozsah:</text:span> 1 cíl</text:p>
      <text:h text:style-name="Heading_20_4" text:outline-level="4"><text:span text:style-name="T35">O</text:span><text:span text:style-name="T27">hnivá koule </text:span><text:span text:style-name="T38">*Eš </text:span><text:span text:style-name="T39">nešef</text:span><text:span text:style-name="T38">*</text:span></text:h>
      <text:p text:style-name="P79"><text:span text:style-name="T21">pokročilé</text:span><text:span text:style-name="T17"> kouzlo</text:span></text:p>
      <text:p text:style-name="P72"><text:span text:style-name="T17">Útok:</text:span><text:span text:style-name="T31"> Duše + k6 proti Finese</text:span><text:span text:style-name="T30"><text:line-break/></text:span><text:span text:style-name="T8">Zranění:</text:span><text:span text:style-name="T27"> </text:span><text:span text:style-name="T31">2</text:span><text:span text:style-name="T27">kz </text:span><text:span text:style-name="T99">ohněm</text:span><text:span text:style-name="T27"><text:line-break/></text:span><text:span text:style-name="T8">Dosah:</text:span><text:span text:style-name="T27"> </text:span><text:span text:style-name="T32">krátký</text:span><text:span text:style-name="T27"><text:line-break/></text:span><text:span text:style-name="T8">Rozsah:</text:span><text:span text:style-name="T27"> </text:span><text:span text:style-name="T33">v</text:span><text:span text:style-name="T34">še v kontaktní vzdálenosti od cíle</text:span></text:p>
      <text:h text:style-name="P131" text:outline-level="3">Schopnosti z DrD PPZ:</text:h>
      <text:p text:style-name="Example">Vyvolání přítele</text:p>
      <text:p text:style-name="P99">Odvracení neviděných</text:p>
      <text:p text:style-name="P34">Kouzla:</text:p>
      <text:p text:style-name="Example">Dým</text:p>
      <text:p text:style-name="Example">Hyperprostor</text:p>
      <text:p text:style-name="Example">Hypnóza</text:p>
      <text:p text:style-name="Example"><text:soft-page-break/>Levitace</text:p>
      <text:p text:style-name="Example">Magický štít</text:p>
      <text:p text:style-name="Example">Mágův velký mix</text:p>
      <text:p text:style-name="Example">Melen<text:span text:style-name="T53">in</text:span>a krása</text:p>
      <text:p text:style-name="Example">Metamorfóza</text:p>
      <text:p text:style-name="Example">Modré blesky</text:p>
      <text:p text:style-name="Example">Montyho čardáš</text:p>
      <text:p text:style-name="Example">Najdi neviděné</text:p>
      <text:p text:style-name="Example">Nebezpečné ovoce</text:p>
      <text:p text:style-name="Example">Neviditelnost</text:p>
      <text:p text:style-name="Example">Oheň</text:p>
      <text:p text:style-name="Example">Ohnivý déšť</text:p>
      <text:p text:style-name="Example">Protoplazma</text:p>
      <text:p text:style-name="Example">Rychlost</text:p>
      <text:p text:style-name="Example">Sugesce</text:p>
      <text:p text:style-name="Example">Světlo</text:p>
      <text:p text:style-name="Example">Ticho</text:p>
      <text:p text:style-name="Example">Tma</text:p>
      <text:p text:style-name="Example"><text:span text:style-name="T53">V</text:span>odní dech</text:p>
      <text:p text:style-name="Example">Zaklep</text:p>
      <text:p text:style-name="Example">Zataras vchod (1.2)</text:p>
      <text:p text:style-name="Example">Zamkni</text:p>
      <text:p text:style-name="Example"><text:soft-page-break/>Zelené blesky</text:p>
      <text:p text:style-name="Example">Zenerova karta</text:p>
      <text:p text:style-name="Example">Zlom kouzlo</text:p>
      <text:h text:style-name="P127" text:outline-level="3">Schopnosti z DrD PPP:</text:h>
      <text:p text:style-name="P16">Mág:</text:p>
      <text:p text:style-name="Example">Podrobování</text:p>
      <text:p text:style-name="Example">Mentální souboj</text:p>
      <text:p text:style-name="P9">Kouzla:</text:p>
      <text:p text:style-name="Example">Bábelská rybka</text:p>
      <text:p text:style-name="Example">Beranidlo</text:p>
      <text:p text:style-name="Example">Bílá střela</text:p>
      <text:p text:style-name="Example">Břichomluvectví</text:p>
      <text:p text:style-name="P93">Cizí <text:span text:style-name="T58">jazyk (hlas vychází z libovolného místa v dosahu)</text:span></text:p>
      <text:p text:style-name="Example">Cizí oči</text:p>
      <text:p text:style-name="Example">Cizí uši</text:p>
      <text:p text:style-name="Example">Clona myšlenek</text:p>
      <text:p text:style-name="Example">Čarodějův zámek</text:p>
      <text:p text:style-name="Example">Černý blesk</text:p>
      <text:p text:style-name="Example">Čtení myšlenek</text:p>
      <text:p text:style-name="Example">Dubl</text:p>
      <text:p text:style-name="Example">Dveřník</text:p>
      <text:p text:style-name="Example"><text:soft-page-break/>Fata morgána</text:p>
      <text:p text:style-name="Example">Fialové blesky <text:span text:style-name="T54">(1-3 cíle)</text:span></text:p>
      <text:p text:style-name="Example">Hromadná metamorfóza</text:p>
      <text:p text:style-name="Example">Hyperprostor II</text:p>
      <text:p text:style-name="Example">Kamenná zeď <text:span text:style-name="T59">(1.1)</text:span></text:p>
      <text:p text:style-name="Example">Kouzelná rušička <text:span text:style-name="T54">(brání v kouzlení)</text:span></text:p>
      <text:p text:style-name="P94">Ledová zeď <text:span text:style-name="T59">(1.1)</text:span></text:p>
      <text:p text:style-name="Example">Leť</text:p>
      <text:p text:style-name="Example">Mrak smrti</text:p>
      <text:p text:style-name="Example">Najdi kouzla</text:p>
      <text:p text:style-name="Example">Najdi neviditelnost</text:p>
      <text:p text:style-name="Example">Najdi předmět</text:p>
      <text:p text:style-name="Example">Najdi zlo</text:p>
      <text:p text:style-name="P95">Neslyšitelnost (1.2)</text:p>
      <text:p text:style-name="P95">Neslyšitelnost do 4 sáhů (1.2)</text:p>
      <text:p text:style-name="Example">Neviditelnost do 4 sáhů</text:p>
      <text:p text:style-name="P95">Nevycítitelnost (1.2)</text:p>
      <text:p text:style-name="P95">Nevycítitelnost do 4 sáhů (1.2)</text:p>
      <text:p text:style-name="Example">Ohnivá koule</text:p>
      <text:p text:style-name="P97">Ohnivá zeď<text:span text:style-name="T59"> (1.2)</text:span></text:p>
      <text:p text:style-name="Example">Ochrana před šípy</text:p>
      <text:p text:style-name="Example">Oko</text:p>
      <text:p text:style-name="Example"><text:soft-page-break/>Orxanův zámek</text:p>
      <text:p text:style-name="Example">Oživ neživého</text:p>
      <text:p text:style-name="Example">Pavučina <text:span text:style-name="T60">(1.1)</text:span></text:p>
      <text:p text:style-name="Example">Poslání</text:p>
      <text:p text:style-name="Example">Přelož</text:p>
      <text:p text:style-name="Example">Přelud nebezpečí <text:span text:style-name="T60">(1.1)</text:span></text:p>
      <text:p text:style-name="Example">Rozptyl kouzla</text:p>
      <text:p text:style-name="Example">Rudé blesky <text:span text:style-name="T55">(1-6 cílů)</text:span></text:p>
      <text:p text:style-name="Example">Rychlý růst (to je spíš druid)</text:p>
      <text:p text:style-name="Example">Rychlé vadnutí <text:s/>(to je spíš druid)</text:p>
      <text:p text:style-name="Example">Svaž postavu</text:p>
      <text:p text:style-name="Example">Zabij</text:p>
      <text:p text:style-name="Example">Zaklep</text:p>
      <text:p text:style-name="P96"><text:span text:style-name="T60">Zamkni</text:span> (1.2)</text:p>
      <text:p text:style-name="Example">Zašifruj</text:p>
      <text:p text:style-name="Example">Zataras vchod <text:span text:style-name="T60">(1.1)</text:span></text:p>
      <text:p text:style-name="Example">Zdvojení (mirror image)</text:p>
      <text:p text:style-name="Example">Zesměšni</text:p>
      <text:p text:style-name="Example">Zmatek</text:p>
      <text:p text:style-name="Example">Zmiz</text:p>
      <text:p text:style-name="Example">Žluté blesky <text:span text:style-name="T60">(jen 1 cíl, ale nízká pravděpodonost zásahu)</text:span></text:p>
      <text:h text:style-name="Heading_20_2" text:outline-level="2"><text:soft-page-break/>Zloděj</text:h>
      <text:h text:style-name="Heading_20_4" text:outline-level="4">Znehybňující úder</text:h>
      <text:p text:style-name="P71">TODO</text:p>
      <text:p text:style-name="P71">Při boji beze zbraně zranění 1, ale způsobuješ paralýzu (po několika minutách odezní).</text:p>
      <text:h text:style-name="Heading_20_4" text:outline-level="4">Zmizení z očí</text:h>
      <text:p text:style-name="P50"><text:span text:style-name="T76">(možná spíš jen </text:span><text:span text:style-name="T15">bleskový přesun</text:span><text:span text:style-name="T76">)</text:span></text:p>
      <text:p text:style-name="P71">TODO</text:p>
      <text:h text:style-name="Heading_20_4" text:outline-level="4">Ohebnost</text:h>
      <text:p text:style-name="P48">(vyvlékání se z pout, prolézání mříží, atd.)</text:p>
      <text:p text:style-name="P71">TODO</text:p>
      <text:h text:style-name="Heading_20_4" text:outline-level="4">Bleskový přesun</text:h>
      <text:p text:style-name="P71">TODO</text:p>
      <text:h text:style-name="P118" text:outline-level="4">Rychlé ruce</text:h>
      <text:p text:style-name="P64"><text:span text:style-name="T87">TODO</text:span><text:line-break/></text:p>
      <text:p text:style-name="P59"><text:soft-page-break/>Dokážeš rukama provést sérii neuvěřitelně rychlých, prakticky nepostřehnutelných pohybů. Dokážeš tedy například držet nějaké drobné předměty mimo zorné pole prohledávajícího, podvádět ve skořápkách či kartách i proti těm nejschopnějším falešným hráčům, nebo třeba tasit dýku skrytou v rukávu v rámci volné akce. Rychlé ruce není možné použít ke zrychlení nabití luku nebo kuše, protože natažení těchto zbraní vyžaduje silový výkon.</text:p>
      <text:h text:style-name="P119" text:outline-level="4">První dojem</text:h>
      <text:p text:style-name="P65">TODO</text:p>
      <text:p text:style-name="P65">(Jako Sugesce, ale na první dojem – po chvíli si cíl uvědomí, že něco nehraje).</text:p>
      <text:p text:style-name="P60">Na osoby, které tě ještě neznají, dokážeš zapůsobit přesně tak, jak chceš. Můžeš jim připadat jako přátelská osoba, jako někdo hodný respektu, jako někdo důvěryhodný, atd. Dotyčný ovšem nemusí vždy jednat tak, jak si představuješ. Pokud se například snažíš zapůsobit jako nuzný chudák na šlechtice, který žebráky pohrdá, tak se milodaru nedočkáš.<text:line-break/><text:tab/>Vytvořený dojem se může časem změnit. Pokud například začneš nadávat někomu, kdo tě považoval za přátelskou osobu, nejspíš svůj postoj rychle přehodnotí.</text:p>
      <text:h text:style-name="P120" text:outline-level="4">Průměrná tvář</text:h>
      <text:p text:style-name="P66"><text:span text:style-name="T88">TODO</text:span><text:line-break/></text:p>
      <text:p text:style-name="P61"><text:soft-page-break/>Po dobu udržování schopnosti si nikdo, kdo s tebou přijde do styku, nebude schopen zapamatovat, s kým vlastně měl tu čest. Nedokáže si vybavit tvé jméno, podobu ani pohlaví a popsat tě lépe, než „byl to takový průměrný typ“.<text:line-break/><text:tab/>Schopnost není možné aktivovat zpětně. Pokud tě už dotyčný poznal, bude si tě pamatovat, i když na zbytek rozhovoru Průměrnou tvář aktivuješ.</text:p>
      <text:h text:style-name="P121" text:outline-level="4">Přemlouvání</text:h>
      <text:p text:style-name="P67">TODO</text:p>
      <text:p text:style-name="P62">Pokud se ti podaří s někým zapříst rozhovor a při současném udržování této schopnosti se zhruba pět minut nenechat odbýt, dokážeš jej přesvědčit, k čemukoliv si zamaneš a není to pro něj fatální. Pokud to bylo něco, co by normálně neudělal, nejspíš mu to potom bude přinejmenším divné.</text:p>
      <text:h text:style-name="P122" text:outline-level="4"><text:span text:style-name="T89">Dokonalá</text:span> rovnováha</text:h>
      <text:p text:style-name="P68">TODO</text:p>
      <text:p text:style-name="P63">Máš dokonalou rovnováhu. Dokážeš běhat po nataženém laně, balancovat na kládě plovoucí na rozbouřené řece, přeběhnout po hlavách davu. Při pádu z výšky alespoň dvou metrů vždy dopadneš na nohy.</text:p>
      <text:h text:style-name="P123" text:outline-level="4">Běh po hladině</text:h>
      <text:p text:style-name="P70">TODO</text:p>
      <text:p text:style-name="P69"><text:span text:style-name="T90">(Hraničář bude mít </text:span><text:span text:style-name="T16">lehkou chůzi</text:span><text:span text:style-name="T90"> – přejde po sněhu nebo bažině, ale nemusí u toho běhat).</text:span><text:line-break/></text:p>
      <text:p text:style-name="P150"><text:soft-page-break/>Po krátkém rozeběhu dokážeš po dobu udržování běhat po hladině vody či bažiny, po čerstvě napadaném sněhu, a podobně. Jakmile se zastavíš, schopnost přestane působit a pokud při tom stále budeš na hladině, nejspíš se pořádně vykoupeš. K rozběhu je potřeba pevná půda pod nohama, nemůžeš tedy vyběhnout na hladinu, když plaveš, nebo se topíš v bažině.</text:p>
      <text:h text:style-name="P124" text:outline-level="4">Srážení střel</text:h>
      <text:p text:style-name="P153">TODO</text:p>
      <text:p text:style-name="P151">(Asi plná obrana když jen tak stojíš a srážíš šípy zbraní? Mělo by se to <text:span text:style-name="T115">ale</text:span> házet Finesou a to se k válečníkovi nehodí, safra).</text:p>
      <text:p text:style-name="P151">/<text:span text:style-name="T116">* Možná to sloučit s chytáním střel. Dvě prakticky stejné schopnosti asi nemají smysl. */</text:span></text:p>
      <text:h text:style-name="P131" text:outline-level="3">Schopnosti z DrD PPZ:</text:h>
      <text:p text:style-name="Example">Převleky (to je dovednost)</text:p>
      <text:p text:style-name="Example">Objevování mechanismů</text:p>
      <text:p text:style-name="Example">Objevování objektů</text:p>
      <text:p text:style-name="Example">Zneškodnění mechanismů</text:p>
      <text:p text:style-name="Example">Otevření objektů</text:p>
      <text:p text:style-name="Example">Šplhání po zdech</text:p>
      <text:p text:style-name="Example">Tichý pohyb</text:p>
      <text:p text:style-name="Example">Schování se ve stínu</text:p>
      <text:p text:style-name="Example">Probodnutí ze zálohy</text:p>
      <text:p text:style-name="Example">Vybírání kapes</text:p>
      <text:h text:style-name="P127" text:outline-level="3"><text:soft-page-break/><text:span text:style-name="T2">Schopnosti z DrD PP</text:span><text:span text:style-name="T5">P</text:span><text:span text:style-name="T2">:</text:span></text:h>
      <text:p text:style-name="P17"><text:span text:style-name="T6">L</text:span><text:span text:style-name="T2">upič:</text:span></text:p>
      <text:p text:style-name="Example">Bonus na vrhací zbraně</text:p>
      <text:p text:style-name="Example">Škrtící šňůra <text:span text:style-name="T61">(1.1)</text:span></text:p>
      <text:p text:style-name="P98">Omráčení <text:span text:style-name="T61">(1.1)</text:span></text:p>
      <text:p text:style-name="P98">Útok otráveným trnem <text:span text:style-name="T61">(1.1)</text:span></text:p>
      <text:p text:style-name="Example">Nenápadnost (na to je dovednost)</text:p>
      <text:p text:style-name="Example">Boj beze zbraně</text:p>
      <text:p text:style-name="Example">Určení hodnoty pokladů</text:p>
      <text:p text:style-name="P21">Klíč</text:p>
      <text:p text:style-name="Example">Otevírání zámků, magické zamykání zámků, nastražení pasti v zámku, detekce magických zámků, detekce tajných vchodů (hučením)</text:p>
      <text:p text:style-name="P35">Sicco:</text:p>
      <text:p text:style-name="Example">Zabití (past na instakill)</text:p>
      <text:p text:style-name="Example">Odhad na lidi (odhadne povahu)</text:p>
      <text:p text:style-name="Example">Síť</text:p>
      <text:h text:style-name="Heading_20_3" text:outline-level="3">Schopnosti z DrD+</text:h>
      <text:p text:style-name="P46">Lehký krok (neboří se do sněhu, atd.)<text:line-break/>- to mi sedne spíš ke hraniřáči</text:p>
      <text:p text:style-name="P47">+Ohebnost (vyvlékání se z pout, prolézání mříží, atd.)</text:p>
      <text:p text:style-name="P49">Tichý pohyb (nebrat, jsou na to předměty a dělá to dovednost)</text:p>
      <text:p text:style-name="P51">Periferní vidění – vidí i (skoro) za sebe (to zní celkem dobř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20</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8-16T14:47:54.520000000</dc:date>
    <meta:print-date>2113-01-01T00:00:00</meta:print-date>
    <meta:editing-cycles>21126</meta:editing-cycles>
    <meta:editing-duration>P62DT22H53M54S</meta:editing-duration>
    <meta:generator>LibreOffice/6.0.5.2$Windows_X86_64 LibreOffice_project/54c8cbb85f300ac59db32fe8a675ff7683cd5a16</meta:generator>
    <dc:creator>York </dc:creator>
    <meta:document-statistic meta:table-count="0" meta:image-count="0" meta:object-count="0" meta:page-count="31" meta:paragraph-count="453" meta:word-count="3337" meta:character-count="21139" meta:non-whitespace-character-count="18229"/>
  </office:meta>
</office:document-meta>
</file>